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Calibri1" svg:font-family="Calibri" style:font-family-generic="swiss"/>
    <style:font-face style:name="Calibri2" svg:font-family="Calibri" style:font-pitch="variable"/>
    <style:font-face style:name="Cambria" svg:font-family="Cambria"/>
    <style:font-face style:name="Century Gothic" svg:font-family="'Century Gothic'"/>
    <style:font-face style:name="Century Gothic1" svg:font-family="'Century Gothic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984in"/>
    </style:style>
    <style:style style:name="co2" style:family="table-column">
      <style:table-column-properties fo:break-before="auto" style:column-width="2.4701in"/>
    </style:style>
    <style:style style:name="co3" style:family="table-column">
      <style:table-column-properties fo:break-before="auto" style:column-width="1.1063in"/>
    </style:style>
    <style:style style:name="co4" style:family="table-column">
      <style:table-column-properties fo:break-before="auto" style:column-width="0.6193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3102in"/>
    </style:style>
    <style:style style:name="co7" style:family="table-column">
      <style:table-column-properties fo:break-before="auto" style:column-width="0.6638in"/>
    </style:style>
    <style:style style:name="co8" style:family="table-column">
      <style:table-column-properties fo:break-before="auto" style:column-width="1.5311in"/>
    </style:style>
    <style:style style:name="co9" style:family="table-column">
      <style:table-column-properties fo:break-before="auto" style:column-width="1.3811in"/>
    </style:style>
    <style:style style:name="co10" style:family="table-column">
      <style:table-column-properties fo:break-before="auto" style:column-width="1.195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4957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0.602in"/>
    </style:style>
    <style:style style:name="co15" style:family="table-column">
      <style:table-column-properties fo:break-before="auto" style:column-width="3.3374in"/>
    </style:style>
    <style:style style:name="co16" style:family="table-column">
      <style:table-column-properties fo:break-before="auto" style:column-width="3.3909in"/>
    </style:style>
    <style:style style:name="co17" style:family="table-column">
      <style:table-column-properties fo:break-before="auto" style:column-width="1.9835in"/>
    </style:style>
    <style:style style:name="co18" style:family="table-column">
      <style:table-column-properties fo:break-before="auto" style:column-width="1.5228in"/>
    </style:style>
    <style:style style:name="co19" style:family="table-column">
      <style:table-column-properties fo:break-before="auto" style:column-width="1.1689in"/>
    </style:style>
    <style:style style:name="co20" style:family="table-column">
      <style:table-column-properties fo:break-before="auto" style:column-width="0.9563in"/>
    </style:style>
    <style:style style:name="co21" style:family="table-column">
      <style:table-column-properties fo:break-before="auto" style:column-width="2.1689in"/>
    </style:style>
    <style:style style:name="co22" style:family="table-column">
      <style:table-column-properties fo:break-before="auto" style:column-width="1.7091in"/>
    </style:style>
    <style:style style:name="co23" style:family="table-column">
      <style:table-column-properties fo:break-before="auto" style:column-width="1.4252in"/>
    </style:style>
    <style:style style:name="co24" style:family="table-column">
      <style:table-column-properties fo:break-before="auto" style:column-width="1.0626in"/>
    </style:style>
    <style:style style:name="co25" style:family="table-column">
      <style:table-column-properties fo:break-before="auto" style:column-width="0.9654in"/>
    </style:style>
    <style:style style:name="co26" style:family="table-column">
      <style:table-column-properties fo:break-before="auto" style:column-width="1.3189in"/>
    </style:style>
    <style:style style:name="co27" style:family="table-column">
      <style:table-column-properties fo:break-before="auto" style:column-width="1.0362in"/>
    </style:style>
    <style:style style:name="co28" style:family="table-column">
      <style:table-column-properties fo:break-before="auto" style:column-width="1.178in"/>
    </style:style>
    <style:style style:name="co29" style:family="table-column">
      <style:table-column-properties fo:break-before="auto" style:column-width="1.1425in"/>
    </style:style>
    <style:style style:name="co30" style:family="table-column">
      <style:table-column-properties fo:break-before="auto" style:column-width="0.8854in"/>
    </style:style>
    <style:style style:name="co31" style:family="table-column">
      <style:table-column-properties fo:break-before="auto" style:column-width="2.0543in"/>
    </style:style>
    <style:style style:name="co32" style:family="table-column">
      <style:table-column-properties fo:break-before="auto" style:column-width="1.6291in"/>
    </style:style>
    <style:style style:name="co33" style:family="table-column">
      <style:table-column-properties fo:break-before="auto" style:column-width="1.461in"/>
    </style:style>
    <style:style style:name="co34" style:family="table-column">
      <style:table-column-properties fo:break-before="auto" style:column-width="1.3547in"/>
    </style:style>
    <style:style style:name="co35" style:family="table-column">
      <style:table-column-properties fo:break-before="auto" style:column-width="0.9917in"/>
    </style:style>
    <style:style style:name="co36" style:family="table-column">
      <style:table-column-properties fo:break-before="auto" style:column-width="1.2752in"/>
    </style:style>
    <style:style style:name="co37" style:family="table-column">
      <style:table-column-properties fo:break-before="auto" style:column-width="1.1335in"/>
    </style:style>
    <style:style style:name="co38" style:family="table-column">
      <style:table-column-properties fo:break-before="auto" style:column-width="0.8937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1.2965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063in" fo:break-before="auto" style:use-optimal-row-height="true"/>
    </style:style>
    <style:style style:name="ro9" style:family="table-row">
      <style:table-row-properties style:row-height="0.3126in" fo:break-before="auto" style:use-optimal-row-height="false"/>
    </style:style>
    <style:style style:name="ro10" style:family="table-row">
      <style:table-row-properties style:row-height="0.3646in" fo:break-before="auto" style:use-optimal-row-height="false"/>
    </style:style>
    <style:style style:name="ro11" style:family="table-row">
      <style:table-row-properties style:row-height="0.2917in" fo:break-before="auto" style:use-optimal-row-height="false"/>
    </style:style>
    <style:style style:name="ro12" style:family="table-row">
      <style:table-row-properties style:row-height="0.3957in" fo:break-before="auto" style:use-optimal-row-height="false"/>
    </style:style>
    <style:style style:name="ro13" style:family="table-row">
      <style:table-row-properties style:row-height="0.3335in" fo:break-before="auto" style:use-optimal-row-height="false"/>
    </style:style>
    <style:style style:name="ro14" style:family="table-row">
      <style:table-row-properties style:row-height="0.7445in" fo:break-before="auto" style:use-optimal-row-height="true"/>
    </style:style>
    <style:style style:name="ro15" style:family="table-row">
      <style:table-row-properties style:row-height="0.6665in" fo:break-before="auto" style:use-optimal-row-height="false"/>
    </style:style>
    <style:style style:name="ro16" style:family="table-row">
      <style:table-row-properties style:row-height="0.5437in" fo:break-before="auto" style:use-optimal-row-height="true"/>
    </style:style>
    <style:style style:name="ro17" style:family="table-row">
      <style:table-row-properties style:row-height="1.1874in" fo:break-before="auto" style:use-optimal-row-height="true"/>
    </style:style>
    <style:style style:name="ro18" style:family="table-row">
      <style:table-row-properties style:row-height="1.3547in" fo:break-before="auto" style:use-optimal-row-height="true"/>
    </style:style>
    <style:style style:name="ro19" style:family="table-row">
      <style:table-row-properties style:row-height="0.3681in" fo:break-before="auto" style:use-optimal-row-height="true"/>
    </style:style>
    <style:style style:name="ta1" style:family="table" style:master-page-name="PageStyle_5f_1._20_Orçamento_20_OCS_20_-_20_ETIs">
      <style:table-properties table:display="true" style:writing-mode="lr-tb"/>
    </style:style>
    <style:style style:name="ta2" style:family="table" style:master-page-name="PageStyle_5f_2.Orçamento_20_Custos_20_Reais">
      <style:table-properties table:display="true" style:writing-mode="lr-tb"/>
    </style:style>
    <style:style style:name="ta3" style:family="table" style:master-page-name="PageStyle_5f_3._20_RH_20_-_20_Contratos_20_de_20_Trabalho">
      <style:table-properties table:display="true" style:writing-mode="lr-tb"/>
    </style:style>
    <style:style style:name="ta4" style:family="table" style:master-page-name="PageStyle_5f_4._20_RH_20_-_20_Bolsas">
      <style:table-properties table:display="true" style:writing-mode="lr-tb"/>
    </style:style>
    <style:style style:name="ta5" style:family="table" style:master-page-name="PageStyle_5f_Folha1">
      <style:table-properties table:display="fals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eeaf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150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" style:family="table-cell" style:parent-style-name="Default" style:data-style-name="N150">
      <style:table-cell-properties fo:border-bottom="0.74pt solid #000000" fo:background-color="#ecece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150">
      <style:table-cell-properties fo:border-bottom="1.76pt solid #c00000" fo:background-color="#ecece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5" style:family="table-cell" style:parent-style-name="Default" style:data-style-name="N150">
      <style:table-cell-properties fo:border-bottom="1.76pt solid #c00000" fo:background-color="#ecece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c00000" fo:background-color="#ffffcc" style:diagonal-bl-tr="none" style:diagonal-tl-br="none" style:text-align-source="fix" style:repeat-content="false" fo:wrap-option="no-wrap" fo:border-left="1.76pt solid #c00000" style:direction="ltr" fo:border-right="0.74pt solid #c00000" style:rotation-angle="0" style:rotation-align="none" style:shrink-to-fit="false" fo:border-top="1.76pt solid #c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c00000" fo:background-color="#ffffcc" style:diagonal-bl-tr="none" style:diagonal-tl-br="none" style:text-align-source="fix" style:repeat-content="false" fo:wrap-option="no-wrap" fo:border-left="1.76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">
      <style:table-cell-properties fo:border-bottom="0.74pt solid #c00000" fo:background-color="#ffffcc" style:diagonal-bl-tr="none" style:diagonal-tl-br="none" style:text-align-source="fix" style:repeat-content="false" fo:wrap-option="no-wrap" fo:border-left="none" style:direction="ltr" fo:border-right="1.76pt solid #c00000" style:rotation-angle="0" style:rotation-align="none" style:shrink-to-fit="false" fo:border-top="1.76pt solid #c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">
      <style:table-cell-properties fo:border-bottom="0.74pt solid #c00000" fo:background-color="#ffffcc" style:diagonal-bl-tr="none" style:diagonal-tl-br="none" style:text-align-source="fix" style:repeat-content="false" fo:wrap-option="no-wrap" fo:border-left="none" style:direction="ltr" fo:border-right="1.76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22" style:family="table-cell" style:parent-style-name="Default">
      <style:table-cell-properties fo:border-bottom="none" fo:background-color="#1e4e7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>
        <loext:char-complex-color loext:theme-type="light1" loext:color-type="theme"/>
      </style:text-properties>
    </style:style>
    <style:style style:name="ce23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50">
      <style:table-cell-properties fo:border-bottom="none" fo:background-color="#ecece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" style:family="table-cell" style:parent-style-name="Default">
      <style:table-cell-properties fo:border-bottom="0.74pt solid #c00000" fo:background-color="#ffffcc" style:diagonal-bl-tr="none" style:diagonal-tl-br="none" style:text-align-source="fix" style:repeat-content="false" fo:wrap-option="no-wrap" fo:border-left="1.76pt solid #c00000" style:direction="ltr" fo:border-right="0.74pt solid #c00000" style:rotation-angle="0" style:rotation-align="none" style:shrink-to-fit="false" fo:border-top="1.76pt solid #c00000" style:vertical-align="bottom" loext:vertical-justify="auto"/>
      <style:paragraph-properties fo:text-align="center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c00000" fo:background-color="#ffffcc" style:diagonal-bl-tr="none" style:diagonal-tl-br="none" style:text-align-source="fix" style:repeat-content="false" fo:wrap-option="no-wrap" fo:border-left="1.76pt solid #c00000" style:direction="ltr" fo:border-right="0.74pt solid #c00000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c00000" fo:background-color="#ffffcc" style:diagonal-bl-tr="none" style:diagonal-tl-br="none" style:text-align-source="fix" style:repeat-content="false" fo:wrap-option="no-wrap" fo:border-left="1.76pt solid #c00000" style:direction="ltr" fo:border-right="0.74pt solid #c00000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c00000" fo:background-color="#ffffcc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1.76pt solid #c00000" style:vertical-align="bottom" loext:vertical-justify="auto"/>
      <style:paragraph-properties fo:text-align="center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c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ce5cd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ce5c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fo:background-color="#1e4e79" style:diagonal-bl-tr="none" style:diagonal-tl-br="none" style:text-align-source="fix" style:repeat-content="false" fo:wrap-option="wrap" fo:border-left="0.74pt solid #76933c" style:direction="ltr" fo:border-right="0.74pt solid #000000" style:rotation-angle="0" style:rotation-align="none" style:shrink-to-fit="false" fo:border-top="0.74pt solid #76933c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4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151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15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deeaf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deeaf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fo:background-color="#ecece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8" style:family="table-cell" style:parent-style-name="Default">
      <style:table-cell-properties fo:border-bottom="none" fo:background-color="#ecece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1e4e7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b2b2b2" fo:background-color="#1e4e7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54" style:family="table-cell" style:parent-style-name="Default">
      <style:table-cell-properties fo:border-bottom="0.74pt solid #b2b2b2" fo:background-color="#1e4e7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b2b2b2" fo:background-color="#1e4e7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57" style:family="table-cell" style:parent-style-name="Default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e4e7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ackground-color="#1f386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60" style:family="table-cell" style:parent-style-name="Default">
      <style:table-cell-properties fo:background-color="#deeaf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deeaf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none" fo:background-color="#ecece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65" style:family="table-cell" style:parent-style-name="Default">
      <style:table-cell-properties fo:background-color="#ecece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b2b2b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b2b2b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cece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1e4e7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fo:background-color="#ecece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ecece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7" style:family="table-cell" style:parent-style-name="Default">
      <style:table-cell-properties fo:border-bottom="none" fo:background-color="#1e4e7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>
        <loext:char-complex-color loext:theme-type="light1" loext:color-type="theme"/>
      </style:text-properties>
    </style:style>
    <style:style style:name="ce78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entury Gothic1" fo:font-size="11pt" fo:font-style="normal" fo:text-shadow="none" style:text-underline-style="none" fo:font-weight="normal" style:font-size-asian="11pt" style:font-style-asian="normal" style:font-weight-asian="normal" style:font-name-complex="Century Gothic1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none" fo:background-color="#1e4e7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>
        <loext:char-complex-color loext:theme-type="light1" loext:color-type="theme"/>
      </style:text-properties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fo:border-bottom="none" fo:background-color="#1e4e7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>
        <loext:char-complex-color loext:theme-type="light1" loext:color-type="theme"/>
      </style:text-properties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none" fo:background-color="#1e4e7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ecece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1e4e7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b4c6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89" style:family="table-cell" style:parent-style-name="Default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0" style:family="table-cell" style:parent-style-name="Default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1" style:family="table-cell" style:parent-style-name="Default" style:data-style-name="N13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ackground-color="#1e4e7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ackground-color="#1e4e7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>
        <loext:char-complex-color loext:theme-type="light1" loext:color-type="theme"/>
      </style:text-properties>
    </style:style>
    <style:style style:name="ce94" style:family="table-cell" style:parent-style-name="Default" style:data-style-name="N15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ackground-color="#1e4e7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 style:data-style-name="N153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1e4e7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 style:data-style-name="N15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1e4e7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 style:data-style-name="N153">
      <style:table-cell-properties fo:background-color="#1f386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99" style:family="table-cell" style:parent-style-name="Default" style:data-style-name="N152">
      <style:table-cell-properties fo:background-color="#f2f2f2" style:diagonal-bl-tr="none" style:diagonal-tl-br="none" fo:border="0.74pt solid #000000" style:rotation-align="none">
        <loext:background-complex-color loext:theme-type="light1" loext:color-type="theme">
          <loext:transformation loext:type="lummod" loext:value="9500"/>
        </loext:background-complex-color>
      </style:table-cell-properties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2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0.74pt solid #000000" fo:background-color="#ecece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e4e79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2" style:family="table-cell" style:parent-style-name="Default" style:data-style-name="N154">
      <style:table-cell-properties fo:background-color="#f2f2f2" style:diagonal-bl-tr="none" style:diagonal-tl-br="none" fo:border="0.74pt solid #000000" style:rotation-align="none">
        <loext:background-complex-color loext:theme-type="light1" loext:color-type="theme">
          <loext:transformation loext:type="lummod" loext:value="9500"/>
        </loext:background-complex-color>
      </style:table-cell-properties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deeaf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4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 style:data-style-name="N131">
      <style:table-cell-properties fo:border-bottom="0.74pt solid #000000" fo:background-color="#e2ef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 style:data-style-name="N131">
      <style:table-cell-properties fo:border-bottom="none" fo:background-color="#e2ef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 style:data-style-name="N131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3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3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3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3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 style:data-style-name="N131">
      <style:table-cell-properties fo:border-bottom="0.74pt solid #000000" fo:background-color="#dd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 style:data-style-name="N131">
      <style:table-cell-properties fo:border-bottom="none" fo:background-color="#dd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131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 style:data-style-name="N131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 style:data-style-name="N131">
      <style:table-cell-properties fo:border-bottom="0.74pt solid #000000" fo:background-color="#dd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 style:data-style-name="N131">
      <style:table-cell-properties fo:border-bottom="none" fo:background-color="#dd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 style:data-style-name="N131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 style:data-style-name="N131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fo:background-color="#fbe4d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131">
      <style:table-cell-properties fo:border-bottom="0.74pt solid #000000" fo:background-color="#fce4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 style:data-style-name="N131">
      <style:table-cell-properties fo:border-bottom="none" fo:background-color="#fce4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131">
      <style:table-cell-properties fo:background-color="#fbe4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d9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4" style:family="table-cell" style:parent-style-name="Default" style:data-style-name="N131">
      <style:table-cell-properties fo:border-bottom="0.74pt solid #000000" fo:background-color="#d9e1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 style:data-style-name="N151">
      <style:table-cell-properties fo:background-color="#deeaf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ackground-color="#d8d8d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51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6" style:family="table-cell" style:parent-style-name="Default">
      <style:table-cell-properties fo:background-color="#deeaf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fo:background-color="#deeaf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justify" draw:textarea-vertical-align="top" draw:auto-grow-height="true" draw:fit-to-size="false" style:shrink-to-fit="false" fo:min-height="0in" fo:min-width="0in" fo:padding-top="0.05in" fo:padding-bottom="0.05in" fo:padding-left="0.1in" fo:padding-right="0.1in" fo:wrap-option="wrap" loext:decorative="false"/>
      <style:paragraph-properties fo:text-align="start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" style:family="paragraph">
      <style:paragraph-properties fo:margin-left="0in" fo:margin-right="0in" fo:margin-top="0in" fo:margin-bottom="0in" fo:line-height="100%" fo:text-align="start" fo:text-indent="0in" loext:tab-stop-distance="0in" style:writing-mode="lr-tb">
        <style:tab-stops>
          <style:tab-stop style:position="0in"/>
        </style:tab-stops>
      </style:paragraph-properties>
    </style:style>
    <style:style style:name="P2" style:family="paragraph">
      <loext:graphic-properties draw:fill="none"/>
      <style:paragraph-properties fo:text-align="start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Folha1.E7">
          <table:error-message table:message-type="stop" table:display="true"/>
        </table:content-validation>
      </table:content-validations>
      <table:table table:name="1. Orçamento OCS - ET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1" table:default-cell-style-name="Default"/>
        <table:table-column table:style-name="co10" table:number-columns-repeated="1635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Projetos IC&amp;DT - Orçamento OCS </text:p>
          </table:table-cell>
          <table:covered-table-cell table:number-columns-repeated="8" table:style-name="ce13"/>
          <table:table-cell table:style-name="ce1" table:number-columns-repeated="14"/>
          <table:table-cell table:number-columns-repeated="16358"/>
        </table:table-row>
        <table:table-row table:style-name="ro2">
          <table:table-cell table:style-name="ce1"/>
          <table:table-cell table:style-name="ce6" office:value-type="string" office:string-value="Equipa do Projeto" calcext:value-type="string" table:number-columns-spanned="1" table:number-rows-spanned="2">
            <text:p><text:s/>Equipa do Projeto</text:p>
          </table:table-cell>
          <table:table-cell table:style-name="ce14" office:value-type="string" office:string-value="Duração da participação ( Máx. 33 meses)" calcext:value-type="string" table:number-columns-spanned="1" table:number-rows-spanned="2">
            <text:p><text:s/>Duração da participação ( Máx. 33 meses)</text:p>
          </table:table-cell>
          <table:table-cell table:style-name="ce14" office:value-type="string" office:string-value="Afetação de tempo (%)" calcext:value-type="string" table:number-columns-spanned="1" table:number-rows-spanned="2">
            <text:p><text:s/>Afetação de tempo (%)</text:p>
          </table:table-cell>
          <table:table-cell table:style-name="ce21" office:value-type="string" calcext:value-type="string" table:number-columns-spanned="5" table:number-rows-spanned="1">
            <text:p>ETI (Equivalente a Tempo Inteiro)</text:p>
          </table:table-cell>
          <table:covered-table-cell table:number-columns-repeated="4" table:style-name="ce21"/>
          <table:table-cell table:style-name="ce14" office:value-type="string" office:string-value="Orçamento do projeto" calcext:value-type="string" table:number-columns-spanned="1" table:number-rows-spanned="2">
            <text:p><text:s/>Orçamento do projeto</text:p>
          </table:table-cell>
          <table:table-cell table:style-name="ce1"/>
          <table:table-cell table:style-name="ce37" office:value-type="string" calcext:value-type="string">
            <text:p>Verba</text:p>
          </table:table-cell>
          <table:table-cell table:style-name="ce39" office:value-type="string" calcext:value-type="string">
            <text:p>Orçamento</text:p>
          </table:table-cell>
          <table:table-cell table:style-name="ce41" office:value-type="string" calcext:value-type="string">
            <text:p>ETI</text:p>
          </table:table-cell>
          <table:table-cell table:style-name="ce1" table:number-columns-repeated="10"/>
          <table:table-cell table:number-columns-repeated="16358"/>
        </table:table-row>
        <table:table-row table:style-name="ro3">
          <table:table-cell table:style-name="ce2"/>
          <table:covered-table-cell table:style-name="ce7"/>
          <table:covered-table-cell table:number-columns-repeated="2" table:style-name="ce15"/>
          <table:table-cell table:style-name="ce22" office:value-type="string" calcext:value-type="string">
            <text:p>Totais </text:p>
          </table:table-cell>
          <table:table-cell table:style-name="ce24" office:value-type="string" office:string-value="Task 1" calcext:value-type="string">
            <text:p><text:s/>Task 1</text:p>
          </table:table-cell>
          <table:table-cell table:style-name="ce24" office:value-type="string" office:string-value="Task 2" calcext:value-type="string">
            <text:p><text:s/>Task 2</text:p>
          </table:table-cell>
          <table:table-cell table:style-name="ce24" office:value-type="string" office:string-value="Task 3" calcext:value-type="string">
            <text:p><text:s/>Task 3</text:p>
          </table:table-cell>
          <table:table-cell table:style-name="ce32" office:value-type="string" calcext:value-type="string">
            <text:p>Controlo ETI</text:p>
          </table:table-cell>
          <table:covered-table-cell table:style-name="ce15"/>
          <table:table-cell table:style-name="ce1"/>
          <table:table-cell table:style-name="ce38" office:value-type="string" calcext:value-type="string">
            <text:p>Despesas projeto</text:p>
          </table:table-cell>
          <table:table-cell table:style-name="ce40" office:value-type="float" office:value="200000" calcext:value-type="float">
            <text:p>200 000,00 €</text:p>
          </table:table-cell>
          <table:table-cell table:style-name="ce42" table:formula="of:=([.M3]/4320)" office:value-type="float" office:value="46.2962962962963" calcext:value-type="float">
            <text:p>46,30</text:p>
          </table:table-cell>
          <table:table-cell table:style-name="ce1" table:number-columns-repeated="10"/>
          <table:table-cell table:number-columns-repeated="16358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Investigador Responsável </text:p>
          </table:table-cell>
          <table:table-cell table:style-name="ce16" office:value-type="float" office:value="18" calcext:value-type="float">
            <text:p>18</text:p>
          </table:table-cell>
          <table:table-cell table:style-name="ce19" office:value-type="percentage" office:value="0.5" calcext:value-type="percentage">
            <text:p>50%</text:p>
          </table:table-cell>
          <table:table-cell table:style-name="ce23" table:formula="of:=([.C4]*[.D4])" office:value-type="float" office:value="9" calcext:value-type="float">
            <text:p>9,0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3" table:formula="of:=SUM([.F4:.H4])" office:value-type="float" office:value="9" calcext:value-type="float">
            <text:p>9,00</text:p>
          </table:table-cell>
          <table:table-cell table:style-name="ce35" table:formula="of:=([.I4]*4320)" office:value-type="float" office:value="38880" calcext:value-type="float">
            <text:p>38 880,00 €</text:p>
          </table:table-cell>
          <table:table-cell table:style-name="ce1"/>
          <table:table-cell table:style-name="ce38" office:value-type="string" calcext:value-type="string">
            <text:p>Custos indiretos (25%)</text:p>
          </table:table-cell>
          <table:table-cell table:style-name="ce40" table:formula="of:=([.M3]*25%)" office:value-type="float" office:value="50000" calcext:value-type="float">
            <text:p>50 000,00 €</text:p>
          </table:table-cell>
          <table:table-cell table:style-name="ce42" table:formula="of:=([.M4]/4320)" office:value-type="float" office:value="11.5740740740741" calcext:value-type="float">
            <text:p>11,57</text:p>
          </table:table-cell>
          <table:table-cell table:style-name="ce1" table:number-columns-repeated="10"/>
          <table:table-cell table:number-columns-repeated="16358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runo Dinis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percentage" office:value="0.33" calcext:value-type="percentage">
            <text:p>33%</text:p>
          </table:table-cell>
          <table:table-cell table:style-name="ce23" table:formula="of:=([.C5]*[.D5])" office:value-type="float" office:value="3.96" calcext:value-type="float">
            <text:p>3,96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3" table:formula="of:=SUM([.F5:.H5])" office:value-type="float" office:value="3" calcext:value-type="float">
            <text:p>3,00</text:p>
          </table:table-cell>
          <table:table-cell table:style-name="ce35" table:formula="of:=([.I5]*4320)" office:value-type="float" office:value="12960" calcext:value-type="float">
            <text:p>12 960,00 €</text:p>
          </table:table-cell>
          <table:table-cell table:style-name="ce1"/>
          <table:table-cell table:style-name="ce38" office:value-type="string" calcext:value-type="string">
            <text:p>Total</text:p>
          </table:table-cell>
          <table:table-cell table:style-name="ce40" table:formula="of:=([.M4]+[.M3])" office:value-type="float" office:value="250000" calcext:value-type="float">
            <text:p>250 000,00 €</text:p>
          </table:table-cell>
          <table:table-cell table:style-name="ce42" table:formula="of:=([.M5]/4320)" office:value-type="float" office:value="57.8703703703704" calcext:value-type="float">
            <text:p>57,87</text:p>
          </table:table-cell>
          <table:table-cell table:style-name="ce1" table:number-columns-repeated="10"/>
          <table:table-cell table:number-columns-repeated="16358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Salvador Abreu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percentage" office:value="0.17" calcext:value-type="percentage">
            <text:p>17%</text:p>
          </table:table-cell>
          <table:table-cell table:style-name="ce23" table:formula="of:=([.C6]*[.D6])" office:value-type="float" office:value="3.06" calcext:value-type="float">
            <text:p>3,06</text:p>
          </table:table-cell>
          <table:table-cell table:style-name="ce26" office:value-type="float" office:value="1.5" calcext:value-type="float">
            <text:p>1,5</text:p>
          </table:table-cell>
          <table:table-cell table:style-name="ce29"/>
          <table:table-cell table:style-name="ce29" office:value-type="float" office:value="1.5" calcext:value-type="float">
            <text:p>1,5</text:p>
          </table:table-cell>
          <table:table-cell table:style-name="ce33" table:formula="of:=SUM([.F6:.H6])" office:value-type="float" office:value="3" calcext:value-type="float">
            <text:p>3,00</text:p>
          </table:table-cell>
          <table:table-cell table:style-name="ce35" table:formula="of:=([.I6]*4320)" office:value-type="float" office:value="12960" calcext:value-type="float">
            <text:p>12 960,00 €</text:p>
          </table:table-cell>
          <table:table-cell table:style-name="ce1" table:number-columns-repeated="14"/>
          <table:table-cell table:number-columns-repeated="16358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Miguel Avillez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percentage" office:value="0.17" calcext:value-type="percentage">
            <text:p>17%</text:p>
          </table:table-cell>
          <table:table-cell table:style-name="ce23" table:formula="of:=([.C7]*[.D7])" office:value-type="float" office:value="2.04" calcext:value-type="float">
            <text:p>2,04</text:p>
          </table:table-cell>
          <table:table-cell table:style-name="ce27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33" table:formula="of:=SUM([.F7:.H7])" office:value-type="float" office:value="2" calcext:value-type="float">
            <text:p>2,00</text:p>
          </table:table-cell>
          <table:table-cell table:style-name="ce35" table:formula="of:=([.I7]*4320)" office:value-type="float" office:value="8640" calcext:value-type="float">
            <text:p>8 640,00 €</text:p>
          </table:table-cell>
          <table:table-cell table:style-name="ce1" table:number-columns-repeated="14"/>
          <table:table-cell table:number-columns-repeated="16358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Bolseiro (post-doc) 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percentage" office:value="1" calcext:value-type="percentage">
            <text:p>100%</text:p>
          </table:table-cell>
          <table:table-cell table:style-name="ce23" table:formula="of:=([.C8]*[.D8])" office:value-type="float" office:value="6" calcext:value-type="float">
            <text:p>6,00</text:p>
          </table:table-cell>
          <table:table-cell table:style-name="ce26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33" table:formula="of:=SUM([.F8:.H8])" office:value-type="float" office:value="6" calcext:value-type="float">
            <text:p>6,00</text:p>
          </table:table-cell>
          <table:table-cell table:style-name="ce35" table:formula="of:=([.I8]*4320)" office:value-type="float" office:value="25920" calcext:value-type="float">
            <text:p>25 920,00 €</text:p>
          </table:table-cell>
          <table:table-cell table:style-name="ce1" table:number-columns-repeated="14"/>
          <table:table-cell table:number-columns-repeated="16358"/>
        </table:table-row>
        <table:table-row table:style-name="ro4">
          <table:table-cell table:style-name="ce2"/>
          <table:table-cell table:style-name="ce10"/>
          <table:table-cell table:style-name="ce18" table:number-columns-repeated="2"/>
          <table:table-cell table:style-name="ce18" table:formula="of:=SUM([.E4:.E8])" office:value-type="float" office:value="24.06" calcext:value-type="float">
            <text:p>24,06</text:p>
          </table:table-cell>
          <table:table-cell table:style-name="ce18" table:number-columns-repeated="3"/>
          <table:table-cell table:style-name="ce34" table:formula="of:=SUM([.I4:.I8])" office:value-type="float" office:value="23" calcext:value-type="float">
            <text:p>23,00</text:p>
          </table:table-cell>
          <table:table-cell table:style-name="ce36" table:formula="of:=SUM([.J4:.J8])" office:value-type="float" office:value="99360" calcext:value-type="float">
            <text:p>99 360,00 €</text:p>
          </table:table-cell>
          <table:table-cell table:style-name="ce1" table:number-columns-repeated="14"/>
          <table:table-cell table:number-columns-repeated="16358"/>
        </table:table-row>
        <table:table-row table:style-name="ro4">
          <table:table-cell table:style-name="ce2"/>
          <table:table-cell table:style-name="ce10"/>
          <table:table-cell table:style-name="ce18" table:number-columns-repeated="7"/>
          <table:table-cell table:style-name="ce2"/>
          <table:table-cell table:style-name="ce1" table:number-columns-repeated="14"/>
          <table:table-cell table:number-columns-repeated="16358"/>
        </table:table-row>
        <table:table-row table:style-name="ro4">
          <table:table-cell table:style-name="ce2"/>
          <table:table-cell table:style-name="ce11" office:value-type="string" calcext:value-type="string" table:number-columns-spanned="6" table:number-rows-spanned="1">
            <text:p><text:span text:style-name="T2">NOTA 1 : inserir valores somente nas </text:span><text:span text:style-name="T3">colunas assinaladas a amarelo</text:span></text:p>
          </table:table-cell>
          <table:covered-table-cell table:number-columns-repeated="5" table:style-name="ce13"/>
          <table:table-cell table:style-name="ce30" table:number-columns-repeated="2"/>
          <table:table-cell table:style-name="ce2"/>
          <table:table-cell table:style-name="ce1" table:number-columns-repeated="14"/>
          <table:table-cell table:number-columns-repeated="16358"/>
        </table:table-row>
        <table:table-row table:style-name="ro4">
          <table:table-cell table:style-name="ce2"/>
          <table:table-cell table:style-name="ce12" office:value-type="string" calcext:value-type="string">
            <text:p>NOTA 2: um investigador a 100%/tempo integral deve ter atribuídos <text:span text:style-name="T4">11 ETI's por ano</text:span><text:span text:style-name="T5">, de acordo com o documento "Guia - Equivalente a Tempo Integral (ETI)" </text:span></text:p>
          </table:table-cell>
          <table:table-cell table:style-name="ce11" table:number-columns-repeated="5"/>
          <table:table-cell table:style-name="ce30" table:number-columns-repeated="2"/>
          <table:table-cell table:style-name="ce2"/>
          <table:table-cell table:style-name="ce1" table:number-columns-repeated="14"/>
          <table:table-cell table:number-columns-repeated="16358"/>
        </table:table-row>
        <table:table-row table:style-name="ro4">
          <table:table-cell table:style-name="ce2"/>
          <table:table-cell table:style-name="ce12" office:value-type="string" calcext:value-type="string" table:number-columns-spanned="6" table:number-rows-spanned="1">
            <text:p>NOTA 2 : 25% dos ETI's do projeto devem corresponder a <text:s/>ETI de RH internos da Uévora, conforme exemplo abaixo</text:p>
          </table:table-cell>
          <table:covered-table-cell table:number-columns-repeated="5" table:style-name="ce13"/>
          <table:table-cell table:style-name="ce30" table:number-columns-repeated="2"/>
          <table:table-cell table:style-name="ce2"/>
          <table:table-cell table:style-name="ce1" table:number-columns-repeated="14"/>
          <table:table-cell table:number-columns-repeated="16358"/>
        </table:table-row>
        <table:table-row table:style-name="ro5">
          <table:table-cell table:style-name="ce1"/>
          <table:table-cell table:style-name="ce11" office:value-type="string" calcext:value-type="string" table:number-columns-spanned="6" table:number-rows-spanned="1">
            <text:p>NOTA 3: o quadro abaixo exemplifica o cálculo de ETI necessários para um orçamento de 250.000€</text:p>
          </table:table-cell>
          <table:covered-table-cell table:number-columns-repeated="5" table:style-name="ce13"/>
          <table:table-cell table:style-name="ce31" table:number-columns-repeated="2"/>
          <table:table-cell table:style-name="ce1" table:number-columns-repeated="15"/>
          <table:table-cell table:number-columns-repeated="16358"/>
        </table:table-row>
        <table:table-row table:style-name="ro4">
          <table:table-cell table:style-name="ce1" table:number-columns-repeated="24"/>
          <table:table-cell table:number-columns-repeated="16358"/>
        </table:table-row>
        <table:table-row table:style-name="ro6" table:number-rows-repeated="195">
          <table:table-cell table:style-name="ce1" table:number-columns-repeated="24"/>
          <table:table-cell table:number-columns-repeated="16358"/>
        </table:table-row>
        <table:table-row table:style-name="ro6" table:number-rows-repeated="780">
          <table:table-cell table:style-name="ce4" table:number-columns-repeated="24"/>
          <table:table-cell table:number-columns-repeated="16358"/>
        </table:table-row>
        <table:table-row table:style-name="ro5" table:number-rows-repeated="1047585">
          <table:table-cell table:number-columns-repeated="16382"/>
        </table:table-row>
        <table:table-row table:style-name="ro7">
          <table:table-cell table:number-columns-repeated="16382"/>
        </table:table-row>
        <calcext:conditional-formats>
          <calcext:conditional-format calcext:target-range-address="'1. Orçamento OCS - ETIs'.J9:'1. Orçamento OCS - ETIs'.J9">
            <calcext:color-scale>
              <calcext:color-scale-entry calcext:value="=50000" calcext:type="formula" calcext:color="#ffe598"/>
              <calcext:color-scale-entry calcext:value="=250000" calcext:type="formula" calcext:color="#70ad47"/>
            </calcext:color-scale>
          </calcext:conditional-format>
          <calcext:conditional-format calcext:target-range-address="'1. Orçamento OCS - ETIs'.J9:'1. Orçamento OCS - ETIs'.J9">
            <calcext:color-scale>
              <calcext:color-scale-entry calcext:value="=50000" calcext:type="formula" calcext:color="#ff7128"/>
              <calcext:color-scale-entry calcext:value="0" calcext:type="maximum" calcext:color="#ffef9c"/>
            </calcext:color-scale>
          </calcext:conditional-format>
          <calcext:conditional-format calcext:target-range-address="'1. Orçamento OCS - ETIs'.J9:'1. Orçamento OCS - ETIs'.J9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1. Orçamento OCS - ETIs'.I9:'1. Orçamento OCS - ETIs'.I9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1. Orçamento OCS - ETIs'.I9:'1. Orçamento OCS - ETIs'.I9">
            <calcext:color-scale>
              <calcext:color-scale-entry calcext:value="=#REF!" calcext:type="formula" calcext:color="#fef2cb"/>
              <calcext:color-scale-entry calcext:value="=#REF!" calcext:type="formula" calcext:color="#70ad47"/>
            </calcext:color-scale>
          </calcext:conditional-format>
        </calcext:conditional-formats>
      </table:table>
      <table:table table:name="2.Orçamento Custos Reai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number-columns-repeated="6" table:default-cell-style-name="Default"/>
        <table:table-column table:style-name="co10" table:number-columns-repeated="16368" table:default-cell-style-name="Default"/>
        <table:table-row table:style-name="ro8">
          <table:table-cell table:style-name="ce1"/>
          <table:table-cell table:style-name="ce45" table:number-columns-repeated="2"/>
          <table:table-cell table:style-name="ce1" table:number-columns-repeated="13"/>
          <table:table-cell table:number-columns-repeated="16368"/>
        </table:table-row>
        <table:table-row table:style-name="ro9">
          <table:table-cell table:style-name="ce1"/>
          <table:table-cell table:style-name="ce46" office:value-type="string" calcext:value-type="string" table:number-columns-spanned="9" table:number-rows-spanned="2">
            <text:p>Orçamento 2024 - Custos Reais</text:p>
          </table:table-cell>
          <table:covered-table-cell table:number-columns-repeated="8" table:style-name="ce63"/>
          <table:table-cell table:style-name="ce1" table:number-columns-repeated="6"/>
          <table:table-cell table:number-columns-repeated="16368"/>
        </table:table-row>
        <table:table-row table:style-name="ro9">
          <table:table-cell table:style-name="ce1"/>
          <table:covered-table-cell table:style-name="ce46"/>
          <table:covered-table-cell table:number-columns-repeated="8" table:style-name="ce63"/>
          <table:table-cell table:style-name="ce1" table:number-columns-repeated="6"/>
          <table:table-cell table:number-columns-repeated="16368"/>
        </table:table-row>
        <table:table-row table:style-name="ro10">
          <table:table-cell table:style-name="ce1"/>
          <table:table-cell table:style-name="ce47" office:value-type="string" calcext:value-type="string" table:number-columns-spanned="3" table:number-rows-spanned="2">
            <text:p>Rubricas de despesa</text:p>
          </table:table-cell>
          <table:covered-table-cell table:number-columns-repeated="2" table:style-name="ce64"/>
          <table:table-cell table:style-name="ce75" office:value-type="string" calcext:value-type="string" table:number-columns-spanned="1" table:number-rows-spanned="2">
            <text:p>Designação</text:p>
          </table:table-cell>
          <table:table-cell table:style-name="ce89" office:value-type="string" calcext:value-type="string">
            <text:p>Ano 1</text:p>
          </table:table-cell>
          <table:table-cell table:style-name="ce89" office:value-type="string" calcext:value-type="string">
            <text:p>Ano 2</text:p>
          </table:table-cell>
          <table:table-cell table:style-name="ce89" office:value-type="string" calcext:value-type="string">
            <text:p>Ano 3</text:p>
          </table:table-cell>
          <table:table-cell table:style-name="ce89" office:value-type="string" calcext:value-type="string" table:number-columns-spanned="2" table:number-rows-spanned="1">
            <text:p>Investimento</text:p>
          </table:table-cell>
          <table:covered-table-cell table:style-name="ce101"/>
          <table:table-cell table:style-name="ce1" table:number-columns-repeated="6"/>
          <table:table-cell table:number-columns-repeated="16368"/>
        </table:table-row>
        <table:table-row table:style-name="ro11">
          <table:table-cell table:style-name="ce1"/>
          <table:covered-table-cell table:style-name="ce48"/>
          <table:covered-table-cell table:number-columns-repeated="2" table:style-name="ce65"/>
          <table:covered-table-cell table:style-name="ce76"/>
          <table:table-cell table:style-name="ce90" office:value-type="string" calcext:value-type="string">
            <text:p>1 mês a 12 meses</text:p>
          </table:table-cell>
          <table:table-cell table:style-name="ce90" office:value-type="string" calcext:value-type="string">
            <text:p>25 meses a 36 meses</text:p>
          </table:table-cell>
          <table:table-cell table:style-name="ce90" office:value-type="string" calcext:value-type="string">
            <text:p>14 meses a 24 meses</text:p>
          </table:table-cell>
          <table:table-cell table:style-name="ce90" office:value-type="string" calcext:value-type="string">
            <text:p>Euros </text:p>
          </table:table-cell>
          <table:table-cell table:style-name="ce90" office:value-type="string" calcext:value-type="string">
            <text:p>ETI's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49" office:value-type="string" calcext:value-type="string" table:number-columns-spanned="3" table:number-rows-spanned="1">
            <text:p>Recursos Humanos (Novas contratações)</text:p>
          </table:table-cell>
          <table:covered-table-cell table:number-columns-repeated="2" table:style-name="ce13"/>
          <table:table-cell table:style-name="ce77" table:number-columns-spanned="6" table:number-rows-spanned="1"/>
          <table:covered-table-cell table:number-columns-repeated="5" table:style-name="ce77"/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0" office:value-type="string" calcext:value-type="string" table:number-columns-spanned="3" table:number-rows-spanned="3">
            <text:p>Indicar o perfil a contratar e indicar a verba associada ao contrato a celebrar. </text:p>
          </table:table-cell>
          <table:covered-table-cell table:style-name="ce66"/>
          <table:covered-table-cell table:style-name="ce73"/>
          <table:table-cell table:style-name="ce78" table:content-validation-name="val1" office:value-type="string" calcext:value-type="string">
            <text:p>Ex. Investigador PhD (DL 57) </text:p>
          </table:table-cell>
          <table:table-cell table:number-columns-repeated="3" table:style-name="ce91" office:value-type="float" office:value="40989.77" calcext:value-type="float">
            <text:p>40 989,77 €</text:p>
          </table:table-cell>
          <table:table-cell table:style-name="ce99" table:formula="of:=([.F7]+[.G7]+[.H7])" office:value-type="float" office:value="122969.31" calcext:value-type="float">
            <text:p>122 969,3 €</text:p>
          </table:table-cell>
          <table:table-cell table:style-name="ce102" table:formula="of:=([.I7]/4320)" office:value-type="float" office:value="28.4651180555556" calcext:value-type="float">
            <text:p>28,5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covered-table-cell table:style-name="ce51"/>
          <table:covered-table-cell table:style-name="ce66"/>
          <table:covered-table-cell table:style-name="ce73"/>
          <table:table-cell table:style-name="ce78" table:content-validation-name="val1" office:value-type="string" calcext:value-type="string">
            <text:p>Ex. Bolsa Mestre</text:p>
          </table:table-cell>
          <table:table-cell table:style-name="ce91" office:value-type="float" office:value="0" calcext:value-type="float">
            <text:p>0,00 €</text:p>
          </table:table-cell>
          <table:table-cell table:number-columns-repeated="2" table:style-name="ce91" office:value-type="float" office:value="16855.68" calcext:value-type="float">
            <text:p>16 855,68 €</text:p>
          </table:table-cell>
          <table:table-cell table:style-name="ce99" table:formula="of:=([.F8]+[.G8]+[.H8])" office:value-type="float" office:value="33711.36" calcext:value-type="float">
            <text:p>33 711,4 €</text:p>
          </table:table-cell>
          <table:table-cell table:style-name="ce102" table:formula="of:=([.I8]/4320)" office:value-type="float" office:value="7.80355555555556" calcext:value-type="float">
            <text:p>7,8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covered-table-cell table:style-name="ce52"/>
          <table:covered-table-cell table:style-name="ce67"/>
          <table:covered-table-cell table:style-name="ce74"/>
          <table:table-cell table:style-name="ce79" table:content-validation-name="val1"/>
          <table:table-cell table:style-name="ce91" table:number-columns-repeated="3"/>
          <table:table-cell table:style-name="ce99" table:formula="of:=([.F9]+[.G9]+[.H9])" office:value-type="float" office:value="0" calcext:value-type="float">
            <text:p>0,0 €</text:p>
          </table:table-cell>
          <table:table-cell table:style-name="ce102" table:formula="of:=([.I9]/4320)" office:value-type="float" office:value="0" calcext:value-type="float">
            <text:p>0,0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3" office:value-type="string" calcext:value-type="string" table:number-columns-spanned="3" table:number-rows-spanned="1">
            <text:p>Missões</text:p>
          </table:table-cell>
          <table:covered-table-cell table:number-columns-repeated="2" table:style-name="ce68"/>
          <table:table-cell table:style-name="ce80" table:number-columns-spanned="6" table:number-rows-spanned="1"/>
          <table:covered-table-cell table:number-columns-repeated="5" table:style-name="ce92"/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0" office:value-type="string" calcext:value-type="string" table:number-columns-spanned="3" table:number-rows-spanned="3">
            <text:p>Despesas resultantes de participações em conferências, encontros e visitas no âmbito do projeto, no País e no Estrangeiro. Ex.: Despesas de Viagens, Inscrições, Ajudas de Custo, Estadias…</text:p>
          </table:table-cell>
          <table:covered-table-cell table:style-name="ce66"/>
          <table:covered-table-cell table:style-name="ce73"/>
          <table:table-cell table:style-name="ce81" office:value-type="string" calcext:value-type="string">
            <text:p>Ex. Trabalho de campo</text:p>
          </table:table-cell>
          <table:table-cell table:style-name="ce91" office:value-type="float" office:value="600" calcext:value-type="float">
            <text:p>600,00 €</text:p>
          </table:table-cell>
          <table:table-cell table:style-name="ce91" office:value-type="float" office:value="1200" calcext:value-type="float">
            <text:p>1 200,00 €</text:p>
          </table:table-cell>
          <table:table-cell table:style-name="ce91" office:value-type="float" office:value="3000" calcext:value-type="float">
            <text:p>3 000,00 €</text:p>
          </table:table-cell>
          <table:table-cell table:style-name="ce99" table:formula="of:=([.F11]+[.G11]+[.H11])" office:value-type="float" office:value="4800" calcext:value-type="float">
            <text:p>4 800,0 €</text:p>
          </table:table-cell>
          <table:table-cell table:style-name="ce102" table:formula="of:=([.I11]/4320)" office:value-type="float" office:value="1.11111111111111" calcext:value-type="float">
            <text:p>1,1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covered-table-cell table:style-name="ce51"/>
          <table:covered-table-cell table:style-name="ce66"/>
          <table:covered-table-cell table:style-name="ce73"/>
          <table:table-cell table:style-name="ce81" office:value-type="string" calcext:value-type="string">
            <text:p>Ex. Reunião de Coordenação</text:p>
          </table:table-cell>
          <table:table-cell table:number-columns-repeated="2" table:style-name="ce91" office:value-type="float" office:value="1000" calcext:value-type="float">
            <text:p>1 000,00 €</text:p>
          </table:table-cell>
          <table:table-cell table:style-name="ce91" office:value-type="float" office:value="1319.33" calcext:value-type="float">
            <text:p>1 319,33 €</text:p>
          </table:table-cell>
          <table:table-cell table:style-name="ce99" table:formula="of:=([.F12]+[.G12]+[.H12])" office:value-type="float" office:value="3319.33" calcext:value-type="float">
            <text:p>3 319,3 €</text:p>
          </table:table-cell>
          <table:table-cell table:style-name="ce102" table:formula="of:=([.I12]/4320)" office:value-type="float" office:value="0.768363425925926" calcext:value-type="float">
            <text:p>0,8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43"/>
          <table:covered-table-cell table:style-name="ce52"/>
          <table:covered-table-cell table:style-name="ce67"/>
          <table:covered-table-cell table:style-name="ce74"/>
          <table:table-cell table:style-name="ce82"/>
          <table:table-cell table:style-name="ce91" table:number-columns-repeated="3"/>
          <table:table-cell table:style-name="ce99" table:formula="of:=([.F13]+[.G13]+[.H13])" office:value-type="float" office:value="0" calcext:value-type="float">
            <text:p>0,0 €</text:p>
          </table:table-cell>
          <table:table-cell table:style-name="ce102" table:formula="of:=([.I13]/4320)" office:value-type="float" office:value="0" calcext:value-type="float">
            <text:p>0,0</text:p>
            <draw:custom-shape draw:z-index="0" draw:name="Shape 3" draw:style-name="gr1" draw:text-style-name="P2" svg:width="0.2394in" svg:height="0.3224in" svg:x="0in" svg:y="0in">
              <text:p text:style-name="P1"><text:span text:style-name="T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4" office:value-type="string" calcext:value-type="string" table:number-columns-spanned="3" table:number-rows-spanned="1">
            <text:p>Subcontratos</text:p>
          </table:table-cell>
          <table:covered-table-cell table:number-columns-repeated="2" table:style-name="ce69"/>
          <table:table-cell table:style-name="ce83" table:number-columns-spanned="6" table:number-rows-spanned="1"/>
          <table:covered-table-cell table:number-columns-repeated="5" table:style-name="ce93"/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5" office:value-type="string" calcext:value-type="string" table:number-columns-spanned="3" table:number-rows-spanned="2">
            <text:p>Subcontratos diretamente relacionados com a execução de tarefas científicas do projeto.</text:p>
          </table:table-cell>
          <table:covered-table-cell table:style-name="ce66"/>
          <table:covered-table-cell table:style-name="ce73"/>
          <table:table-cell table:style-name="ce84"/>
          <table:table-cell table:style-name="ce94" table:number-columns-repeated="3"/>
          <table:table-cell table:style-name="ce99" table:formula="of:=([.F15]+[.G15]+[.H15])" office:value-type="float" office:value="0" calcext:value-type="float">
            <text:p>0,0 €</text:p>
          </table:table-cell>
          <table:table-cell table:style-name="ce102" table:formula="of:=([.I15]/4320)" office:value-type="float" office:value="0" calcext:value-type="float">
            <text:p>0,0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covered-table-cell table:style-name="ce51"/>
          <table:covered-table-cell table:style-name="ce66"/>
          <table:covered-table-cell table:style-name="ce73"/>
          <table:table-cell table:style-name="ce84"/>
          <table:table-cell table:style-name="ce94" table:number-columns-repeated="3"/>
          <table:table-cell table:style-name="ce99" table:formula="of:=([.F16]+[.G16]+[.H16])" office:value-type="float" office:value="0" calcext:value-type="float">
            <text:p>0,0 €</text:p>
          </table:table-cell>
          <table:table-cell table:style-name="ce102" table:formula="of:=([.I16]/4320)" office:value-type="float" office:value="0" calcext:value-type="float">
            <text:p>0,0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3" office:value-type="string" calcext:value-type="string" table:number-columns-spanned="3" table:number-rows-spanned="1">
            <text:p>Registo de Patentes </text:p>
          </table:table-cell>
          <table:covered-table-cell table:number-columns-repeated="2" table:style-name="ce68"/>
          <table:table-cell table:style-name="ce83" table:number-columns-spanned="6" table:number-rows-spanned="1"/>
          <table:covered-table-cell table:number-columns-repeated="5" table:style-name="ce93"/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5" office:value-type="string" calcext:value-type="string" table:number-columns-spanned="3" table:number-rows-spanned="2">
            <text:p>Despesas associadas ao registo nacional e estrangeiro de patentes, direitos de autor, modelos de utilidade e desenhos, modelos nacionais ou marcas, quando associadas às outras formas de proteção intelectual, designadamente, taxas, pesquisas ao estado da técnica e despesas de consultoria.</text:p>
          </table:table-cell>
          <table:covered-table-cell table:style-name="ce66"/>
          <table:covered-table-cell table:style-name="ce73"/>
          <table:table-cell table:style-name="ce81"/>
          <table:table-cell table:style-name="ce94" table:number-columns-repeated="2"/>
          <table:table-cell table:style-name="ce94" office:value-type="float" office:value="5600" calcext:value-type="float">
            <text:p>5 600,0 €</text:p>
          </table:table-cell>
          <table:table-cell table:style-name="ce99" table:formula="of:=([.F18]+[.G18]+[.H18])" office:value-type="float" office:value="5600" calcext:value-type="float">
            <text:p>5 600,0 €</text:p>
          </table:table-cell>
          <table:table-cell table:style-name="ce102" table:formula="of:=([.I18]/4320)" office:value-type="float" office:value="1.2962962962963" calcext:value-type="float">
            <text:p>1,3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covered-table-cell table:style-name="ce51"/>
          <table:covered-table-cell table:style-name="ce66"/>
          <table:covered-table-cell table:style-name="ce73"/>
          <table:table-cell table:style-name="ce84"/>
          <table:table-cell table:style-name="ce94" table:number-columns-repeated="3"/>
          <table:table-cell table:style-name="ce99" table:formula="of:=([.F19]+[.G19]+[.H19])" office:value-type="float" office:value="0" calcext:value-type="float">
            <text:p>0,0 €</text:p>
          </table:table-cell>
          <table:table-cell table:style-name="ce102" table:formula="of:=([.I19]/4320)" office:value-type="float" office:value="0" calcext:value-type="float">
            <text:p>0,0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3" office:value-type="string" calcext:value-type="string" table:number-columns-spanned="3" table:number-rows-spanned="1">
            <text:p>Demonstração, Promoção e Divulgação</text:p>
          </table:table-cell>
          <table:covered-table-cell table:number-columns-repeated="2" table:style-name="ce68"/>
          <table:table-cell table:style-name="ce85" table:number-columns-spanned="6" table:number-rows-spanned="1"/>
          <table:covered-table-cell table:number-columns-repeated="5" table:style-name="ce95"/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5" office:value-type="string" calcext:value-type="string" table:number-columns-spanned="3" table:number-rows-spanned="2">
            <text:p>Despesas com a demonstração, promoção e divulgação dos resultados do projeto, nomeadamente taxas de publicação no cumprimento e de acordo com as políticas nacionais de acesso aberto.</text:p>
          </table:table-cell>
          <table:covered-table-cell table:style-name="ce66"/>
          <table:covered-table-cell table:style-name="ce73"/>
          <table:table-cell table:style-name="ce81" office:value-type="string" calcext:value-type="string">
            <text:p>Ex. Publicação</text:p>
          </table:table-cell>
          <table:table-cell table:style-name="ce94" office:value-type="float" office:value="600" calcext:value-type="float">
            <text:p>600,0 €</text:p>
          </table:table-cell>
          <table:table-cell table:style-name="ce94" office:value-type="float" office:value="6000" calcext:value-type="float">
            <text:p>6 000,0 €</text:p>
          </table:table-cell>
          <table:table-cell table:style-name="ce94" office:value-type="float" office:value="8000" calcext:value-type="float">
            <text:p>8 000,0 €</text:p>
          </table:table-cell>
          <table:table-cell table:style-name="ce99" table:formula="of:=([.F21]+[.G21]+[.H21])" office:value-type="float" office:value="14600" calcext:value-type="float">
            <text:p>14 600,0 €</text:p>
          </table:table-cell>
          <table:table-cell table:style-name="ce102" table:formula="of:=([.I21]/4320)" office:value-type="float" office:value="3.37962962962963" calcext:value-type="float">
            <text:p>3,4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covered-table-cell table:style-name="ce51"/>
          <table:covered-table-cell table:style-name="ce66"/>
          <table:covered-table-cell table:style-name="ce73"/>
          <table:table-cell table:style-name="ce84"/>
          <table:table-cell table:style-name="ce94" table:number-columns-repeated="3"/>
          <table:table-cell table:style-name="ce99" table:formula="of:=([.F22]+[.G22]+[.H22])" office:value-type="float" office:value="0" calcext:value-type="float">
            <text:p>0,0 €</text:p>
          </table:table-cell>
          <table:table-cell table:style-name="ce102" table:formula="of:=([.I22]/4320)" office:value-type="float" office:value="0" calcext:value-type="float">
            <text:p>0,0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3" office:value-type="string" calcext:value-type="string" table:number-columns-spanned="3" table:number-rows-spanned="1">
            <text:p>Adaptação de edifícios e instalações</text:p>
          </table:table-cell>
          <table:covered-table-cell table:number-columns-repeated="2" table:style-name="ce68"/>
          <table:table-cell table:style-name="ce83" table:number-columns-spanned="6" table:number-rows-spanned="1"/>
          <table:covered-table-cell table:number-columns-repeated="5" table:style-name="ce93"/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5" office:value-type="string" calcext:value-type="string" table:number-columns-spanned="3" table:number-rows-spanned="2">
            <text:p>Quando imprescindíveis à realização do projeto, nomeadamente por questões ambientais e de segurança.</text:p>
          </table:table-cell>
          <table:covered-table-cell table:style-name="ce66"/>
          <table:covered-table-cell table:style-name="ce73"/>
          <table:table-cell table:style-name="ce84"/>
          <table:table-cell table:style-name="ce94" table:number-columns-repeated="3"/>
          <table:table-cell table:style-name="ce99" table:formula="of:=([.F24]+[.G24]+[.H24])" office:value-type="float" office:value="0" calcext:value-type="float">
            <text:p>0,0 €</text:p>
          </table:table-cell>
          <table:table-cell table:style-name="ce102" table:formula="of:=([.I24]/4320)" office:value-type="float" office:value="0" calcext:value-type="float">
            <text:p>0,0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covered-table-cell table:style-name="ce51"/>
          <table:covered-table-cell table:style-name="ce66"/>
          <table:covered-table-cell table:style-name="ce73"/>
          <table:table-cell table:style-name="ce84"/>
          <table:table-cell table:style-name="ce94" table:number-columns-repeated="3"/>
          <table:table-cell table:style-name="ce99" table:formula="of:=([.F25]+[.G25]+[.H25])" office:value-type="float" office:value="0" calcext:value-type="float">
            <text:p>0,0 €</text:p>
          </table:table-cell>
          <table:table-cell table:style-name="ce102" table:formula="of:=([.I25]/4320)" office:value-type="float" office:value="0" calcext:value-type="float">
            <text:p>0,0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6" office:value-type="string" calcext:value-type="string" table:number-columns-spanned="3" table:number-rows-spanned="1">
            <text:p>Aquisição de Bens e Serviços (Consultores, materiais de desgaste, consumíveis p.e.)</text:p>
          </table:table-cell>
          <table:covered-table-cell table:number-columns-repeated="2" table:style-name="ce68"/>
          <table:table-cell table:style-name="ce85" table:number-columns-spanned="6" table:number-rows-spanned="1"/>
          <table:covered-table-cell table:number-columns-repeated="5" table:style-name="ce95"/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5" office:value-type="string" calcext:value-type="string" table:number-columns-spanned="3" table:number-rows-spanned="2">
            <text:p>Aquisição de outros bens e serviços relacionados diretamente com a execução do projeto, incluindo os custos de consultores que não configurem subcontratos.</text:p>
          </table:table-cell>
          <table:covered-table-cell table:style-name="ce66"/>
          <table:covered-table-cell table:style-name="ce73"/>
          <table:table-cell table:style-name="ce81" office:value-type="string" calcext:value-type="string">
            <text:p>Ex. Material de laboratório</text:p>
          </table:table-cell>
          <table:table-cell table:style-name="ce94" office:value-type="float" office:value="5000" calcext:value-type="float">
            <text:p>5 000,0 €</text:p>
          </table:table-cell>
          <table:table-cell table:style-name="ce94" office:value-type="float" office:value="5500" calcext:value-type="float">
            <text:p>5 500,0 €</text:p>
          </table:table-cell>
          <table:table-cell table:style-name="ce94" office:value-type="float" office:value="2000" calcext:value-type="float">
            <text:p>2 000,0 €</text:p>
          </table:table-cell>
          <table:table-cell table:style-name="ce99" table:formula="of:=([.F27]+[.G27]+[.H27])" office:value-type="float" office:value="12500" calcext:value-type="float">
            <text:p>12 500,0 €</text:p>
          </table:table-cell>
          <table:table-cell table:style-name="ce102" table:formula="of:=([.I27]/4320)" office:value-type="float" office:value="2.89351851851852" calcext:value-type="float">
            <text:p>2,9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covered-table-cell table:style-name="ce51"/>
          <table:covered-table-cell table:style-name="ce66"/>
          <table:covered-table-cell table:style-name="ce73"/>
          <table:table-cell table:style-name="ce84"/>
          <table:table-cell table:style-name="ce94" table:number-columns-repeated="3"/>
          <table:table-cell table:style-name="ce99" table:formula="of:=([.F28]+[.G28]+[.H28])" office:value-type="float" office:value="0" calcext:value-type="float">
            <text:p>0,0 €</text:p>
          </table:table-cell>
          <table:table-cell table:style-name="ce102" table:formula="of:=([.I28]/4320)" office:value-type="float" office:value="0" calcext:value-type="float">
            <text:p>0,0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3" office:value-type="string" calcext:value-type="string" table:number-columns-spanned="3" table:number-rows-spanned="1">
            <text:p>Instrumentos e equipamento científico e técnico</text:p>
          </table:table-cell>
          <table:covered-table-cell table:number-columns-repeated="2" table:style-name="ce68"/>
          <table:table-cell table:style-name="ce83" table:number-columns-spanned="6" table:number-rows-spanned="1"/>
          <table:covered-table-cell table:number-columns-repeated="5" table:style-name="ce93"/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5" office:value-type="string" calcext:value-type="string" table:number-columns-spanned="3" table:number-rows-spanned="2">
            <text:p>Aquisição de instrumentos e equipamento científico e técnico, imprescindíveis ao projeto.</text:p>
          </table:table-cell>
          <table:covered-table-cell table:style-name="ce66"/>
          <table:covered-table-cell table:style-name="ce73"/>
          <table:table-cell table:style-name="ce84"/>
          <table:table-cell table:style-name="ce94"/>
          <table:table-cell table:style-name="ce94" office:value-type="float" office:value="2500" calcext:value-type="float">
            <text:p>2 500,0 €</text:p>
          </table:table-cell>
          <table:table-cell table:style-name="ce94"/>
          <table:table-cell table:style-name="ce99" table:formula="of:=([.F30]+[.G30]+[.H30])" office:value-type="float" office:value="2500" calcext:value-type="float">
            <text:p>2 500,0 €</text:p>
          </table:table-cell>
          <table:table-cell table:style-name="ce102" table:formula="of:=([.I30]/4320)" office:value-type="float" office:value="0.578703703703704" calcext:value-type="float">
            <text:p>0,6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covered-table-cell table:style-name="ce51"/>
          <table:covered-table-cell table:style-name="ce66"/>
          <table:covered-table-cell table:style-name="ce73"/>
          <table:table-cell table:style-name="ce84"/>
          <table:table-cell table:style-name="ce94" table:number-columns-repeated="3"/>
          <table:table-cell table:style-name="ce99" table:formula="of:=([.F31]+[.G31]+[.H31])" office:value-type="float" office:value="0" calcext:value-type="float">
            <text:p>0,0 €</text:p>
          </table:table-cell>
          <table:table-cell table:style-name="ce102" table:formula="of:=([.I31]/4320)" office:value-type="float" office:value="0" calcext:value-type="float">
            <text:p>0,0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44"/>
          <table:table-cell table:style-name="ce57" office:value-type="string" calcext:value-type="string" table:number-columns-spanned="4" table:number-rows-spanned="1">
            <text:p>SUBTOTAL</text:p>
          </table:table-cell>
          <table:covered-table-cell table:number-columns-repeated="2" table:style-name="ce70"/>
          <table:covered-table-cell table:style-name="ce86"/>
          <table:table-cell table:style-name="ce96" table:formula="of:=([.F31]+[.F30]+[.F28]+[.F27]+[.F25]+[.F24]+[.F22]+[.F21]+[.F19]+[.F18]+[.F16]+[.F15]+[.F13]+[.F12]+[.F11]+[.F8]+[.F7]+[.F9])" office:value-type="float" office:value="48189.77" calcext:value-type="float">
            <text:p>48 189,77 <text:s text:c="2"/></text:p>
          </table:table-cell>
          <table:table-cell table:style-name="ce96" table:formula="of:=([.G31]+[.G30]+[.G28]+[.G27]+[.G25]+[.G24]+[.G22]+[.G21]+[.G19]+[.G18]+[.G16]+[.G15]+[.G13]+[.G12]+[.G11]+[.G8]+[.G7]+[.G9])" office:value-type="float" office:value="74045.45" calcext:value-type="float">
            <text:p>74 045,45 <text:s text:c="2"/></text:p>
          </table:table-cell>
          <table:table-cell table:style-name="ce96" table:formula="of:=([.H31]+[.H30]+[.H28]+[.H27]+[.H25]+[.H24]+[.H22]+[.H21]+[.H19]+[.H18]+[.H16]+[.H15]+[.H13]+[.H12]+[.H11]+[.H8]+[.H7]+[.H9])" office:value-type="float" office:value="77764.78" calcext:value-type="float">
            <text:p>77 764,78 <text:s text:c="2"/></text:p>
          </table:table-cell>
          <table:table-cell table:style-name="ce96" table:formula="of:=([.I31]+[.I30]+[.I28]+[.I27]+[.I25]+[.I24]+[.I22]+[.I21]+[.I19]+[.I18]+[.I16]+[.I15]+[.I13]+[.I12]+[.I11]+[.I8]+[.I7]+[.I9])" office:value-type="float" office:value="200000" calcext:value-type="float">
            <text:p>200 000,00 <text:s text:c="2"/></text:p>
          </table:table-cell>
          <table:table-cell table:style-name="ce96" table:formula="of:=([.J31]+[.J30]+[.J28]+[.J27]+[.J25]+[.J24]+[.J22]+[.J21]+[.J19]+[.J18]+[.J16]+[.J15]+[.J13]+[.J12]+[.J11]+[.J8]+[.J7]+[.J9])" office:value-type="float" office:value="46.2962962962963" calcext:value-type="float">
            <text:p>46,30 <text:s text:c="2"/></text:p>
          </table:table-cell>
          <table:table-cell table:style-name="ce44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8" office:value-type="string" calcext:value-type="string" table:number-columns-spanned="4" table:number-rows-spanned="1">
            <text:p>Gastos Gerais /Overheads</text:p>
          </table:table-cell>
          <table:covered-table-cell table:number-columns-repeated="2" table:style-name="ce71"/>
          <table:covered-table-cell table:style-name="ce87"/>
          <table:table-cell table:style-name="ce97" table:formula="of:=([.F32]-([.F15]+[.F16]))*0.25" office:value-type="float" office:value="12047.4425" calcext:value-type="float">
            <text:p>12 047,44 <text:s text:c="2"/></text:p>
          </table:table-cell>
          <table:table-cell table:style-name="ce97" table:formula="of:=([.G32]-([.G15]+[.G16]))*0.25" office:value-type="float" office:value="18511.3625" calcext:value-type="float">
            <text:p>18 511,36 <text:s text:c="2"/></text:p>
          </table:table-cell>
          <table:table-cell table:style-name="ce97" table:formula="of:=([.H32]-([.H15]+[.H16]))*0.25" office:value-type="float" office:value="19441.195" calcext:value-type="float">
            <text:p>19 441,20 <text:s text:c="2"/></text:p>
          </table:table-cell>
          <table:table-cell table:style-name="ce97" table:formula="of:=([.I32]-([.I15]+[.I16]))*0.25" office:value-type="float" office:value="50000" calcext:value-type="float">
            <text:p>50 000,00 <text:s text:c="2"/></text:p>
          </table:table-cell>
          <table:table-cell table:style-name="ce97" table:formula="of:=([.J32]-([.J15]+[.J16]))*0.25" office:value-type="float" office:value="11.5740740740741" calcext:value-type="float">
            <text:p>11,57 <text:s text:c="2"/>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59" office:value-type="string" calcext:value-type="string" table:number-columns-spanned="4" table:number-rows-spanned="1">
            <text:p>TOTAL</text:p>
          </table:table-cell>
          <table:covered-table-cell table:number-columns-repeated="2" table:style-name="ce72"/>
          <table:covered-table-cell table:style-name="ce88"/>
          <table:table-cell table:style-name="ce98" table:formula="of:=([.F33]+[.F32])" office:value-type="float" office:value="60237.2125" calcext:value-type="float">
            <text:p>60 237,21 <text:s text:c="2"/></text:p>
          </table:table-cell>
          <table:table-cell table:style-name="ce98" table:formula="of:=([.G33]+[.G32])" office:value-type="float" office:value="92556.8125" calcext:value-type="float">
            <text:p>92 556,81 <text:s text:c="2"/></text:p>
          </table:table-cell>
          <table:table-cell table:style-name="ce98" table:formula="of:=([.H33]+[.H32])" office:value-type="float" office:value="97205.975" calcext:value-type="float">
            <text:p>97 205,98 <text:s text:c="2"/></text:p>
          </table:table-cell>
          <table:table-cell table:style-name="ce98" table:formula="of:=([.I33]+[.I32])" office:value-type="float" office:value="250000" calcext:value-type="float">
            <text:p>250 000,00 <text:s text:c="2"/></text:p>
          </table:table-cell>
          <table:table-cell table:style-name="ce98" table:formula="of:=([.J33]+[.J32])" office:value-type="float" office:value="57.8703703703704" calcext:value-type="float">
            <text:p>57,87 <text:s text:c="2"/></text:p>
          </table:table-cell>
          <table:table-cell table:style-name="ce1" table:number-columns-repeated="6"/>
          <table:table-cell table:number-columns-repeated="16368"/>
        </table:table-row>
        <table:table-row table:style-name="ro12">
          <table:table-cell table:style-name="ce1"/>
          <table:table-cell table:style-name="ce60" table:number-columns-spanned="2" table:number-rows-spanned="1"/>
          <table:covered-table-cell table:style-name="ce13"/>
          <table:table-cell table:style-name="ce1" table:number-columns-repeated="5"/>
          <table:table-cell table:style-name="ce100"/>
          <table:table-cell table:style-name="ce1" table:number-columns-repeated="7"/>
          <table:table-cell table:number-columns-repeated="16368"/>
        </table:table-row>
        <table:table-row table:style-name="ro12">
          <table:table-cell table:style-name="ce1"/>
          <table:table-cell table:style-name="ce61"/>
          <table:table-cell table:style-name="ce45"/>
          <table:table-cell table:style-name="ce1" table:number-columns-repeated="13"/>
          <table:table-cell table:number-columns-repeated="16368"/>
        </table:table-row>
        <table:table-row table:style-name="ro12">
          <table:table-cell table:style-name="ce1"/>
          <table:table-cell table:style-name="ce61"/>
          <table:table-cell table:style-name="ce45"/>
          <table:table-cell table:style-name="ce1" table:number-columns-repeated="13"/>
          <table:table-cell table:number-columns-repeated="16368"/>
        </table:table-row>
        <table:table-row table:style-name="ro12" table:number-rows-repeated="5">
          <table:table-cell table:style-name="ce1"/>
          <table:table-cell table:style-name="ce61"/>
          <table:table-cell table:style-name="ce45"/>
          <table:table-cell table:style-name="ce1" table:number-columns-repeated="13"/>
          <table:table-cell table:number-columns-repeated="16368"/>
        </table:table-row>
        <table:table-row table:style-name="ro4" table:number-rows-repeated="5">
          <table:table-cell table:style-name="ce1"/>
          <table:table-cell table:style-name="ce61"/>
          <table:table-cell table:style-name="ce45"/>
          <table:table-cell table:style-name="ce1" table:number-columns-repeated="13"/>
          <table:table-cell table:number-columns-repeated="16368"/>
        </table:table-row>
        <table:table-row table:style-name="ro4" table:number-rows-repeated="187">
          <table:table-cell table:style-name="ce1"/>
          <table:table-cell table:style-name="ce45" table:number-columns-repeated="2"/>
          <table:table-cell table:style-name="ce1" table:number-columns-repeated="13"/>
          <table:table-cell table:number-columns-repeated="16368"/>
        </table:table-row>
        <table:table-row table:style-name="ro4" table:number-rows-repeated="146">
          <table:table-cell table:style-name="ce1" table:number-columns-repeated="16"/>
          <table:table-cell table:number-columns-repeated="16368"/>
        </table:table-row>
        <table:table-row table:style-name="ro4">
          <table:table-cell table:style-name="ce1"/>
          <table:table-cell table:style-name="ce62" table:number-columns-repeated="2"/>
          <table:table-cell table:number-columns-repeated="5"/>
          <table:table-cell table:style-name="ce1" table:number-columns-repeated="8"/>
          <table:table-cell table:number-columns-repeated="16368"/>
        </table:table-row>
        <table:table-row table:style-name="ro4" table:number-rows-repeated="616">
          <table:table-cell table:style-name="ce1"/>
          <table:table-cell table:style-name="ce62" table:number-columns-repeated="2"/>
          <table:table-cell table:number-columns-repeated="5"/>
          <table:table-cell table:style-name="ce1" table:number-columns-repeated="8"/>
          <table:table-cell table:number-columns-repeated="16368"/>
        </table:table-row>
        <table:table-row table:style-name="ro6" table:number-rows-repeated="4">
          <table:table-cell table:style-name="ce1"/>
          <table:table-cell table:style-name="ce62" table:number-columns-repeated="2"/>
          <table:table-cell table:number-columns-repeated="5"/>
          <table:table-cell table:style-name="ce1" table:number-columns-repeated="8"/>
          <table:table-cell table:number-columns-repeated="16368"/>
        </table:table-row>
        <table:table-row table:style-name="ro5" table:number-rows-repeated="104757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3. RH - Contratos de Trabalho" table:style-name="ta3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9" table:default-cell-style-name="Default"/>
        <table:table-column table:style-name="co20" table:number-columns-repeated="20" table:default-cell-style-name="Default"/>
        <table:table-column table:style-name="co10" table:number-columns-repeated="16348" table:default-cell-style-name="Default"/>
        <table:table-row table:style-name="ro8">
          <table:table-cell table:style-name="ce103" table:number-columns-repeated="36"/>
          <table:table-cell table:number-columns-repeated="16348"/>
        </table:table-row>
        <table:table-row table:style-name="ro13">
          <table:table-cell table:style-name="ce104"/>
          <table:table-cell table:style-name="ce105" office:value-type="string" calcext:value-type="string" table:number-columns-spanned="15" table:number-rows-spanned="1">
            <text:p>Contratação Pública</text:p>
          </table:table-cell>
          <table:covered-table-cell table:number-columns-repeated="14" table:style-name="ce13"/>
          <table:table-cell table:style-name="ce104" table:number-columns-repeated="20"/>
          <table:table-cell table:number-columns-repeated="16348"/>
        </table:table-row>
        <table:table-row table:style-name="ro14">
          <table:table-cell table:style-name="ce103"/>
          <table:table-cell table:style-name="ce106" office:value-type="string" calcext:value-type="string">
            <text:p>Legislação</text:p>
          </table:table-cell>
          <table:table-cell table:style-name="ce106" office:value-type="string" calcext:value-type="string">
            <text:p>Categoria</text:p>
          </table:table-cell>
          <table:table-cell table:style-name="ce114" office:value-type="string" calcext:value-type="string">
            <text:p>Correspondência tabela salarial de investigador</text:p>
          </table:table-cell>
          <table:table-cell table:style-name="ce114" office:value-type="string" calcext:value-type="string">
            <text:p>Habilitações</text:p>
          </table:table-cell>
          <table:table-cell table:style-name="ce114" office:value-type="string" calcext:value-type="string">
            <text:p>Tipologia</text:p>
          </table:table-cell>
          <table:table-cell table:style-name="ce114" office:value-type="string" calcext:value-type="string">
            <text:p>Duração</text:p>
          </table:table-cell>
          <table:table-cell table:style-name="ce114" office:value-type="string" calcext:value-type="string">
            <text:p>VB mensal</text:p>
          </table:table-cell>
          <table:table-cell table:style-name="ce114" office:value-type="string" calcext:value-type="string">
            <text:p>Encargo SS entidade (23,75%)</text:p>
          </table:table-cell>
          <table:table-cell table:style-name="ce114" office:value-type="string" calcext:value-type="string">
            <text:p>SF + SN</text:p>
          </table:table-cell>
          <table:table-cell table:style-name="ce114" office:value-type="string" calcext:value-type="string">
            <text:p>SR (estimativa)</text:p>
          </table:table-cell>
          <table:table-cell table:style-name="ce114" office:value-type="string" calcext:value-type="string">
            <text:p>Valor anual</text:p>
          </table:table-cell>
          <table:table-cell table:style-name="ce114" office:value-type="string" calcext:value-type="string">
            <text:p>Valor 3 anos</text:p>
          </table:table-cell>
          <table:table-cell table:style-name="ce137" office:value-type="string" calcext:value-type="string">
            <text:p><text:span text:style-name="T6">Compensação caducidade contrato 3 anos</text:span><text:span text:style-name="T7">*</text:span></text:p>
          </table:table-cell>
          <table:table-cell table:style-name="ce139" office:value-type="string" calcext:value-type="string">
            <text:p><text:span text:style-name="T6">Compensação caducidade contrato 5 anos</text:span><text:span text:style-name="T7">*</text:span></text:p>
          </table:table-cell>
          <table:table-cell table:style-name="ce143" office:value-type="string" calcext:value-type="string">
            <text:p>custo médio anual para contrato de 5 anos</text:p>
          </table:table-cell>
          <table:table-cell table:style-name="ce103" table:number-columns-repeated="20"/>
          <table:table-cell table:number-columns-repeated="16348"/>
        </table:table-row>
        <table:table-row table:style-name="ro15">
          <table:table-cell table:style-name="ce103"/>
          <table:table-cell table:style-name="ce107" office:value-type="string" calcext:value-type="string">
            <text:p>Lei nº 35/2014</text:p>
          </table:table-cell>
          <table:table-cell table:style-name="ce111" office:value-type="string" calcext:value-type="string">
            <text:p>Técnico Superior</text:p>
          </table:table-cell>
          <table:table-cell table:style-name="ce115" office:value-type="string" calcext:value-type="string">
            <text:p>Nível 16 TRU</text:p>
          </table:table-cell>
          <table:table-cell table:style-name="ce117" office:value-type="string" calcext:value-type="string">
            <text:p>Licenciatura</text:p>
          </table:table-cell>
          <table:table-cell table:style-name="ce115" office:value-type="string" calcext:value-type="string">
            <text:p>procedimento concursal </text:p>
          </table:table-cell>
          <table:table-cell table:style-name="ce115" office:value-type="string" calcext:value-type="string">
            <text:p>1 ano, renovável até máximo de 3</text:p>
          </table:table-cell>
          <table:table-cell table:style-name="ce120" office:value-type="float" office:value="1385.99" calcext:value-type="float">
            <text:p>1 385,99 €</text:p>
          </table:table-cell>
          <table:table-cell table:style-name="ce124" table:formula="of:=([.H4]*23.75%)*14" office:value-type="float" office:value="4608.41675" calcext:value-type="float">
            <text:p>4 608,42 €</text:p>
          </table:table-cell>
          <table:table-cell table:style-name="ce127" table:formula="of:=2*[.H4]" office:value-type="float" office:value="2771.98" calcext:value-type="float">
            <text:p>2 771,98 €</text:p>
          </table:table-cell>
          <table:table-cell table:style-name="ce127" table:formula="of:=132*11" office:value-type="float" office:value="1452" calcext:value-type="float">
            <text:p>1 452,00 €</text:p>
          </table:table-cell>
          <table:table-cell table:style-name="ce130" table:formula="of:=([.H4]*12)+[.I4]+[.J4]+[.K4]" office:value-type="float" office:value="25464.27675" calcext:value-type="float">
            <text:p>25 464,28 €</text:p>
          </table:table-cell>
          <table:table-cell table:style-name="ce134" table:formula="of:=+ROUND([.L4]*3;2)" office:value-type="float" office:value="76392.83" calcext:value-type="float">
            <text:p>76 392,83 €</text:p>
          </table:table-cell>
          <table:table-cell table:style-name="ce138" table:formula="of:=+ROUND(([.H4]/30)*24*3;2)" office:value-type="float" office:value="3326.38" calcext:value-type="float">
            <text:p>3 326,38 €</text:p>
          </table:table-cell>
          <table:table-cell table:style-name="ce140" table:formula="of:=+ROUND(([.$H4]/30)*24*5;2)" office:value-type="float" office:value="5543.96" calcext:value-type="float">
            <text:p>5 543,96 €</text:p>
          </table:table-cell>
          <table:table-cell table:style-name="ce144" table:formula="of:=+ROUND([.L4]+[.O4]/5;2)" office:value-type="float" office:value="26573.07" calcext:value-type="float">
            <text:p>26 573,07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5">
          <table:table-cell table:style-name="ce103"/>
          <table:table-cell table:style-name="ce107" office:value-type="string" calcext:value-type="string">
            <text:p>Lei nº 35/2014</text:p>
          </table:table-cell>
          <table:table-cell table:style-name="ce111" office:value-type="string" calcext:value-type="string">
            <text:p>Técnico Superior</text:p>
          </table:table-cell>
          <table:table-cell table:style-name="ce115" office:value-type="string" calcext:value-type="string">
            <text:p>Nível 24 TRU</text:p>
          </table:table-cell>
          <table:table-cell table:style-name="ce117" office:value-type="string" calcext:value-type="string">
            <text:p>doutoramento</text:p>
          </table:table-cell>
          <table:table-cell table:style-name="ce115" office:value-type="string" calcext:value-type="string">
            <text:p>procedimento concursal </text:p>
          </table:table-cell>
          <table:table-cell table:style-name="ce115" office:value-type="string" calcext:value-type="string">
            <text:p>2 ano, renovável até máximo de 3</text:p>
          </table:table-cell>
          <table:table-cell table:style-name="ce120" office:value-type="float" office:value="1807.04" calcext:value-type="float">
            <text:p>1 807,04 €</text:p>
          </table:table-cell>
          <table:table-cell table:style-name="ce124" office:value-type="float" office:value="5833.41" calcext:value-type="float">
            <text:p>5 833,41 €</text:p>
          </table:table-cell>
          <table:table-cell table:style-name="ce127" table:formula="of:=2*[.H5]" office:value-type="float" office:value="3614.08" calcext:value-type="float">
            <text:p>3 614,08 €</text:p>
          </table:table-cell>
          <table:table-cell table:style-name="ce127" table:formula="of:=132*11" office:value-type="float" office:value="1452" calcext:value-type="float">
            <text:p>1 452,00 €</text:p>
          </table:table-cell>
          <table:table-cell table:style-name="ce130" table:formula="of:=([.H5]*12)+[.I5]+[.J5]+[.K5]" office:value-type="float" office:value="32583.97" calcext:value-type="float">
            <text:p>32 583,97 €</text:p>
          </table:table-cell>
          <table:table-cell table:style-name="ce134" table:formula="of:=+ROUND([.L5]*3;2)" office:value-type="float" office:value="97751.91" calcext:value-type="float">
            <text:p>97 751,91 €</text:p>
          </table:table-cell>
          <table:table-cell table:style-name="ce138" table:formula="of:=+ROUND(([.H5]/30)*24*3;2)" office:value-type="float" office:value="4336.9" calcext:value-type="float">
            <text:p>4 336,90 €</text:p>
          </table:table-cell>
          <table:table-cell table:style-name="ce140" table:formula="of:=+ROUND(([.$H5]/30)*24*5;2)" office:value-type="float" office:value="7228.16" calcext:value-type="float">
            <text:p>7 228,16 €</text:p>
          </table:table-cell>
          <table:table-cell table:style-name="ce144" table:formula="of:=+ROUND([.L5]+[.O5]/5;2)" office:value-type="float" office:value="34029.6" calcext:value-type="float">
            <text:p>34 029,60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5">
          <table:table-cell table:style-name="ce103"/>
          <table:table-cell table:style-name="ce107" office:value-type="string" calcext:value-type="string">
            <text:p>Lei nº 35/2014</text:p>
          </table:table-cell>
          <table:table-cell table:style-name="ce111" office:value-type="string" calcext:value-type="string">
            <text:p>Assistente Técnico</text:p>
          </table:table-cell>
          <table:table-cell table:style-name="ce115" office:value-type="string" calcext:value-type="string">
            <text:p>Nível 7 TRU</text:p>
          </table:table-cell>
          <table:table-cell table:style-name="ce117" office:value-type="string" calcext:value-type="string">
            <text:p>12º ano</text:p>
          </table:table-cell>
          <table:table-cell table:style-name="ce115" office:value-type="string" calcext:value-type="string">
            <text:p>procedimento concursal </text:p>
          </table:table-cell>
          <table:table-cell table:style-name="ce115" office:value-type="string" calcext:value-type="string">
            <text:p>1 ano, renovável até máximo de 3</text:p>
          </table:table-cell>
          <table:table-cell table:style-name="ce120" office:value-type="float" office:value="922.47" calcext:value-type="float">
            <text:p>922,47 €</text:p>
          </table:table-cell>
          <table:table-cell table:style-name="ce124" office:value-type="float" office:value="2892.22" calcext:value-type="float">
            <text:p>2 892,22 €</text:p>
          </table:table-cell>
          <table:table-cell table:style-name="ce127" table:formula="of:=2*[.H6]" office:value-type="float" office:value="1844.94" calcext:value-type="float">
            <text:p>1 844,94 €</text:p>
          </table:table-cell>
          <table:table-cell table:style-name="ce127" table:formula="of:=132*11" office:value-type="float" office:value="1452" calcext:value-type="float">
            <text:p>1 452,00 €</text:p>
          </table:table-cell>
          <table:table-cell table:style-name="ce130" table:formula="of:=([.H6]*12)+[.I6]+[.J6]+[.K6]" office:value-type="float" office:value="17258.8" calcext:value-type="float">
            <text:p>17 258,80 €</text:p>
          </table:table-cell>
          <table:table-cell table:style-name="ce134" table:formula="of:=+ROUND([.L6]*3;2)" office:value-type="float" office:value="51776.4" calcext:value-type="float">
            <text:p>51 776,40 €</text:p>
          </table:table-cell>
          <table:table-cell table:style-name="ce138" table:formula="of:=+ROUND(([.H6]/30)*24*3;2)" office:value-type="float" office:value="2213.93" calcext:value-type="float">
            <text:p>2 213,93 €</text:p>
          </table:table-cell>
          <table:table-cell table:style-name="ce140" table:formula="of:=+ROUND(([.$H6]/30)*24*5;2)" office:value-type="float" office:value="3689.88" calcext:value-type="float">
            <text:p>3 689,88 €</text:p>
          </table:table-cell>
          <table:table-cell table:style-name="ce144" table:formula="of:=+ROUND([.L6]+[.O6]/5;2)" office:value-type="float" office:value="17996.78" calcext:value-type="float">
            <text:p>17 996,78 €</text:p>
          </table:table-cell>
          <table:table-cell table:style-name="ce145"/>
          <table:table-cell table:style-name="ce133"/>
          <table:table-cell table:style-name="ce103" table:number-columns-repeated="18"/>
          <table:table-cell table:number-columns-repeated="16348"/>
        </table:table-row>
        <table:table-row table:style-name="ro15">
          <table:table-cell table:style-name="ce103"/>
          <table:table-cell table:style-name="ce107" office:value-type="string" calcext:value-type="string">
            <text:p>DL nº 57/2016 e DR nº 11-A/2017</text:p>
          </table:table-cell>
          <table:table-cell table:style-name="ce111" office:value-type="string" calcext:value-type="string">
            <text:p>Investigador</text:p>
          </table:table-cell>
          <table:table-cell table:style-name="ce115" office:value-type="string" calcext:value-type="string">
            <text:p>Nível 33 TRU</text:p>
          </table:table-cell>
          <table:table-cell table:style-name="ce117" office:value-type="string" calcext:value-type="string">
            <text:p>doutoramento</text:p>
          </table:table-cell>
          <table:table-cell table:style-name="ce115" office:value-type="string" calcext:value-type="string">
            <text:p>procedimento concursal internacional</text:p>
          </table:table-cell>
          <table:table-cell table:style-name="ce115" office:value-type="string" calcext:value-type="string">
            <text:p>3 anos, renováveis até máximo 6</text:p>
          </table:table-cell>
          <table:table-cell table:style-name="ce120" office:value-type="float" office:value="2294.95" calcext:value-type="float">
            <text:p>2 294,95 €</text:p>
          </table:table-cell>
          <table:table-cell table:style-name="ce124" office:value-type="float" office:value="7408.47" calcext:value-type="float">
            <text:p>7 408,47 €</text:p>
          </table:table-cell>
          <table:table-cell table:style-name="ce127" table:formula="of:=2*[.H7]" office:value-type="float" office:value="4589.9" calcext:value-type="float">
            <text:p>4 589,90 €</text:p>
          </table:table-cell>
          <table:table-cell table:style-name="ce124" table:formula="of:=132*11" office:value-type="float" office:value="1452" calcext:value-type="float">
            <text:p>1 452,00 €</text:p>
          </table:table-cell>
          <table:table-cell table:style-name="ce130" table:formula="of:=([.H7]*12)+[.I7]+[.J7]+[.K7]" office:value-type="float" office:value="40989.77" calcext:value-type="float">
            <text:p>40 989,77 €</text:p>
          </table:table-cell>
          <table:table-cell table:style-name="ce134" table:formula="of:=+ROUND([.L7]*3;2)" office:value-type="float" office:value="122969.31" calcext:value-type="float">
            <text:p>122 969,31 €</text:p>
          </table:table-cell>
          <table:table-cell table:style-name="ce138" table:formula="of:=+ROUND(([.H7]/30)*24*3;2)" office:value-type="float" office:value="5507.88" calcext:value-type="float">
            <text:p>5 507,88 €</text:p>
          </table:table-cell>
          <table:table-cell table:style-name="ce140" table:formula="of:=+ROUND(([.$H7]/30)*24*5;2)" office:value-type="float" office:value="9179.8" calcext:value-type="float">
            <text:p>9 179,80 €</text:p>
          </table:table-cell>
          <table:table-cell table:style-name="ce144" table:formula="of:=+ROUND([.L7]+[.O7]/5;2)" office:value-type="float" office:value="42825.73" calcext:value-type="float">
            <text:p>42 825,73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5">
          <table:table-cell table:style-name="ce103"/>
          <table:table-cell table:style-name="ce108" office:value-type="string" calcext:value-type="string">
            <text:p>DL nº 57/2016 e DR nº 11-A/2017</text:p>
          </table:table-cell>
          <table:table-cell table:style-name="ce112" office:value-type="string" calcext:value-type="string">
            <text:p>Investigador (equiparado a invest. auxiliar)</text:p>
          </table:table-cell>
          <table:table-cell table:style-name="ce116" office:value-type="string" calcext:value-type="string">
            <text:p>escalão 1, índice 195</text:p>
          </table:table-cell>
          <table:table-cell table:style-name="ce118" office:value-type="string" calcext:value-type="string">
            <text:p>doutoramento</text:p>
          </table:table-cell>
          <table:table-cell table:style-name="ce116" office:value-type="string" calcext:value-type="string">
            <text:p>procedimento concursal internacional</text:p>
          </table:table-cell>
          <table:table-cell table:style-name="ce116" office:value-type="string" calcext:value-type="string">
            <text:p>3 anos, renováveis até máximo 6</text:p>
          </table:table-cell>
          <table:table-cell table:style-name="ce121" office:value-type="float" office:value="3427.59" calcext:value-type="float">
            <text:p>3 427,59 €</text:p>
          </table:table-cell>
          <table:table-cell table:style-name="ce125" office:value-type="float" office:value="11064.8" calcext:value-type="float">
            <text:p>11 064,80 €</text:p>
          </table:table-cell>
          <table:table-cell table:style-name="ce128" table:formula="of:=2*[.H8]" office:value-type="float" office:value="6855.18" calcext:value-type="float">
            <text:p>6 855,18 €</text:p>
          </table:table-cell>
          <table:table-cell table:style-name="ce125" table:formula="of:=132*11" office:value-type="float" office:value="1452" calcext:value-type="float">
            <text:p>1 452,00 €</text:p>
          </table:table-cell>
          <table:table-cell table:style-name="ce131" table:formula="of:=([.H8]*12)+[.I8]+[.J8]+[.K8]" office:value-type="float" office:value="60503.06" calcext:value-type="float">
            <text:p>60 503,06 €</text:p>
          </table:table-cell>
          <table:table-cell table:style-name="ce135" table:formula="of:=+ROUND([.L8]*3;2)" office:value-type="float" office:value="181509.18" calcext:value-type="float">
            <text:p>181 509,18 €</text:p>
          </table:table-cell>
          <table:table-cell table:style-name="ce138" table:formula="of:=+ROUND(([.H8]/30)*24*3;2)" office:value-type="float" office:value="8226.22" calcext:value-type="float">
            <text:p>8 226,22 €</text:p>
          </table:table-cell>
          <table:table-cell table:style-name="ce141" table:formula="of:=+ROUND(([.$H8]/30)*24*5;2)" office:value-type="float" office:value="13710.36" calcext:value-type="float">
            <text:p>13 710,36 €</text:p>
          </table:table-cell>
          <table:table-cell table:style-name="ce144" table:formula="of:=+ROUND([.L8]+[.O8]/5;2)" office:value-type="float" office:value="63245.13" calcext:value-type="float">
            <text:p>63 245,13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5">
          <table:table-cell table:style-name="ce103"/>
          <table:table-cell table:style-name="ce109" office:value-type="string" calcext:value-type="string">
            <text:p>DL nº 57/2016 e DR nº 11-A/2017</text:p>
          </table:table-cell>
          <table:table-cell table:style-name="ce113" office:value-type="string" calcext:value-type="string">
            <text:p>Investigador (equiparado a invest. auxiliar)</text:p>
          </table:table-cell>
          <table:table-cell table:style-name="ce109" office:value-type="string" calcext:value-type="string">
            <text:p>escalão 2, índice 210</text:p>
          </table:table-cell>
          <table:table-cell table:style-name="ce119" office:value-type="string" calcext:value-type="string">
            <text:p>doutoramento</text:p>
          </table:table-cell>
          <table:table-cell table:style-name="ce109" office:value-type="string" calcext:value-type="string">
            <text:p>procedimento concursal internacional</text:p>
          </table:table-cell>
          <table:table-cell table:style-name="ce109" office:value-type="string" calcext:value-type="string">
            <text:p>3 anos, renováveis até máximo 6</text:p>
          </table:table-cell>
          <table:table-cell table:style-name="ce122" office:value-type="float" office:value="3691.24" calcext:value-type="float">
            <text:p>3 691,24 €</text:p>
          </table:table-cell>
          <table:table-cell table:style-name="ce126" table:formula="of:=+ROUND(([.H9]*14)*0.2375;2)" office:value-type="float" office:value="12273.37" calcext:value-type="float">
            <text:p>12 273,37 €</text:p>
          </table:table-cell>
          <table:table-cell table:style-name="ce129" table:formula="of:=2*[.H9]" office:value-type="float" office:value="7382.48" calcext:value-type="float">
            <text:p>7 382,48 €</text:p>
          </table:table-cell>
          <table:table-cell table:style-name="ce126" table:formula="of:=132*11" office:value-type="float" office:value="1452" calcext:value-type="float">
            <text:p>1 452,00 €</text:p>
          </table:table-cell>
          <table:table-cell table:style-name="ce132" table:formula="of:=([.H9]*12)+[.I9]+[.J9]+[.K9]" office:value-type="float" office:value="65402.73" calcext:value-type="float">
            <text:p>65 402,73 €</text:p>
          </table:table-cell>
          <table:table-cell table:style-name="ce136" table:formula="of:=+ROUND([.L9]*3;2)" office:value-type="float" office:value="196208.19" calcext:value-type="float">
            <text:p>196 208,19 €</text:p>
          </table:table-cell>
          <table:table-cell table:style-name="ce138" table:formula="of:=+ROUND(([.H9]/30)*24*3;2)" office:value-type="float" office:value="8858.98" calcext:value-type="float">
            <text:p>8 858,98 €</text:p>
          </table:table-cell>
          <table:table-cell table:style-name="ce142" table:formula="of:=+ROUND(([.$H9]/30)*24*5;2)" office:value-type="float" office:value="14764.96" calcext:value-type="float">
            <text:p>14 764,96 €</text:p>
          </table:table-cell>
          <table:table-cell table:style-name="ce144" table:formula="of:=+ROUND([.L9]+[.O9]/5;2)" office:value-type="float" office:value="68355.72" calcext:value-type="float">
            <text:p>68 355,72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5">
          <table:table-cell table:style-name="ce103"/>
          <table:table-cell table:style-name="ce108" office:value-type="string" calcext:value-type="string">
            <text:p>DL nº 57/2016 e DR nº 11-A/2017</text:p>
          </table:table-cell>
          <table:table-cell table:style-name="ce112" office:value-type="string" calcext:value-type="string">
            <text:p>Investigador (equiparado a invest. principal)</text:p>
          </table:table-cell>
          <table:table-cell table:style-name="ce116" office:value-type="string" calcext:value-type="string">
            <text:p>escalão 1, índice 220</text:p>
          </table:table-cell>
          <table:table-cell table:style-name="ce118" office:value-type="string" calcext:value-type="string">
            <text:p>doutoramento</text:p>
          </table:table-cell>
          <table:table-cell table:style-name="ce116" office:value-type="string" calcext:value-type="string">
            <text:p>procedimento concursal internacional</text:p>
          </table:table-cell>
          <table:table-cell table:style-name="ce116" office:value-type="string" calcext:value-type="string">
            <text:p>3 anos, renováveis até máximo 6</text:p>
          </table:table-cell>
          <table:table-cell table:style-name="ce121" office:value-type="float" office:value="3867.03" calcext:value-type="float">
            <text:p>3 867,03 €</text:p>
          </table:table-cell>
          <table:table-cell table:style-name="ce125" office:value-type="float" office:value="12483.38" calcext:value-type="float">
            <text:p>12 483,38 €</text:p>
          </table:table-cell>
          <table:table-cell table:style-name="ce128" table:formula="of:=2*[.H10]" office:value-type="float" office:value="7734.06" calcext:value-type="float">
            <text:p>7 734,06 €</text:p>
          </table:table-cell>
          <table:table-cell table:style-name="ce125" table:formula="of:=132*11" office:value-type="float" office:value="1452" calcext:value-type="float">
            <text:p>1 452,00 €</text:p>
          </table:table-cell>
          <table:table-cell table:style-name="ce131" table:formula="of:=([.H10]*12)+[.I10]+[.J10]+[.K10]" office:value-type="float" office:value="68073.8" calcext:value-type="float">
            <text:p>68 073,80 €</text:p>
          </table:table-cell>
          <table:table-cell table:style-name="ce135" office:value-type="float" office:value="199094.94" calcext:value-type="float">
            <text:p>199 094,94 €</text:p>
          </table:table-cell>
          <table:table-cell table:style-name="ce138" table:formula="of:=+ROUND(([.H10]/30)*24*3;2)" office:value-type="float" office:value="9280.87" calcext:value-type="float">
            <text:p>9 280,87 €</text:p>
          </table:table-cell>
          <table:table-cell table:style-name="ce141" table:formula="of:=+ROUND(([.$H10]/30)*24*5;2)" office:value-type="float" office:value="15468.12" calcext:value-type="float">
            <text:p>15 468,12 €</text:p>
          </table:table-cell>
          <table:table-cell table:style-name="ce144" table:formula="of:=+ROUND([.L10]+[.O10]/5;2)" office:value-type="float" office:value="71167.42" calcext:value-type="float">
            <text:p>71 167,42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5">
          <table:table-cell table:style-name="ce103"/>
          <table:table-cell table:style-name="ce109" office:value-type="string" calcext:value-type="string">
            <text:p>DL nº 57/2016 e DR nº 11-A/2017</text:p>
          </table:table-cell>
          <table:table-cell table:style-name="ce113" office:value-type="string" calcext:value-type="string">
            <text:p>Investigador (equiparado a invest. principal com Hab. ou agregação)</text:p>
          </table:table-cell>
          <table:table-cell table:style-name="ce109" office:value-type="string" calcext:value-type="string">
            <text:p>escalão 3, índice 265</text:p>
          </table:table-cell>
          <table:table-cell table:style-name="ce119" office:value-type="string" calcext:value-type="string">
            <text:p>doutoramento</text:p>
          </table:table-cell>
          <table:table-cell table:style-name="ce109" office:value-type="string" calcext:value-type="string">
            <text:p>procedimento concursal internacional</text:p>
          </table:table-cell>
          <table:table-cell table:style-name="ce109" office:value-type="string" calcext:value-type="string">
            <text:p>3 anos, renováveis até máximo 6</text:p>
          </table:table-cell>
          <table:table-cell table:style-name="ce122" office:value-type="float" office:value="4658.02" calcext:value-type="float">
            <text:p>4 658,02 €</text:p>
          </table:table-cell>
          <table:table-cell table:style-name="ce126" table:formula="of:=+ROUND(([.H11]*14)*0.2375;2)" office:value-type="float" office:value="15487.92" calcext:value-type="float">
            <text:p>15 487,92 €</text:p>
          </table:table-cell>
          <table:table-cell table:style-name="ce129" table:formula="of:=2*[.H11]" office:value-type="float" office:value="9316.04" calcext:value-type="float">
            <text:p>9 316,04 €</text:p>
          </table:table-cell>
          <table:table-cell table:style-name="ce126" table:formula="of:=132*11" office:value-type="float" office:value="1452" calcext:value-type="float">
            <text:p>1 452,00 €</text:p>
          </table:table-cell>
          <table:table-cell table:style-name="ce132" table:formula="of:=([.H11]*12)+[.I11]+[.J11]+[.K11]" office:value-type="float" office:value="82152.2" calcext:value-type="float">
            <text:p>82 152,20 €</text:p>
          </table:table-cell>
          <table:table-cell table:style-name="ce136" table:formula="of:=+ROUND([.L11]*3;2)" office:value-type="float" office:value="246456.6" calcext:value-type="float">
            <text:p>246 456,60 €</text:p>
          </table:table-cell>
          <table:table-cell table:style-name="ce138" table:formula="of:=+ROUND(([.H11]/30)*24*3;2)" office:value-type="float" office:value="11179.25" calcext:value-type="float">
            <text:p>11 179,25 €</text:p>
          </table:table-cell>
          <table:table-cell table:style-name="ce142" table:formula="of:=+ROUND(([.$H11]/30)*24*5;2)" office:value-type="float" office:value="18632.08" calcext:value-type="float">
            <text:p>18 632,08 €</text:p>
          </table:table-cell>
          <table:table-cell table:style-name="ce144" table:formula="of:=+ROUND([.L11]+[.O11]/5;2)" office:value-type="float" office:value="85878.62" calcext:value-type="float">
            <text:p>85 878,62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5">
          <table:table-cell table:style-name="ce103"/>
          <table:table-cell table:style-name="ce107" office:value-type="string" calcext:value-type="string">
            <text:p>DL nº 57/2016 e DR nº 11-A/2017</text:p>
          </table:table-cell>
          <table:table-cell table:style-name="ce111" office:value-type="string" calcext:value-type="string">
            <text:p>Investigador (equiparado a invest. coordenador)</text:p>
          </table:table-cell>
          <table:table-cell table:style-name="ce115" office:value-type="string" calcext:value-type="string">
            <text:p>escalão 1, índice 285</text:p>
          </table:table-cell>
          <table:table-cell table:style-name="ce117" office:value-type="string" calcext:value-type="string">
            <text:p>doutoramento</text:p>
          </table:table-cell>
          <table:table-cell table:style-name="ce115" office:value-type="string" calcext:value-type="string">
            <text:p>procedimento concursal internacional</text:p>
          </table:table-cell>
          <table:table-cell table:style-name="ce115" office:value-type="string" calcext:value-type="string">
            <text:p>3 anos, renováveis até máximo 6</text:p>
          </table:table-cell>
          <table:table-cell table:style-name="ce120" office:value-type="float" office:value="5009.55" calcext:value-type="float">
            <text:p>5 009,55 €</text:p>
          </table:table-cell>
          <table:table-cell table:style-name="ce124" office:value-type="float" office:value="16171.6" calcext:value-type="float">
            <text:p>16 171,60 €</text:p>
          </table:table-cell>
          <table:table-cell table:style-name="ce127" table:formula="of:=2*[.H12]" office:value-type="float" office:value="10019.1" calcext:value-type="float">
            <text:p>10 019,10 €</text:p>
          </table:table-cell>
          <table:table-cell table:style-name="ce124" table:formula="of:=132*11" office:value-type="float" office:value="1452" calcext:value-type="float">
            <text:p>1 452,00 €</text:p>
          </table:table-cell>
          <table:table-cell table:style-name="ce130" table:formula="of:=([.H12]*12)+[.I12]+[.J12]+[.K12]" office:value-type="float" office:value="87757.3" calcext:value-type="float">
            <text:p>87 757,30 €</text:p>
          </table:table-cell>
          <table:table-cell table:style-name="ce134" table:formula="of:=+ROUND([.L12]*3;2)" office:value-type="float" office:value="263271.9" calcext:value-type="float">
            <text:p>263 271,90 €</text:p>
          </table:table-cell>
          <table:table-cell table:style-name="ce138" table:formula="of:=+ROUND(([.H12]/30)*24*3;2)" office:value-type="float" office:value="12022.92" calcext:value-type="float">
            <text:p>12 022,92 €</text:p>
          </table:table-cell>
          <table:table-cell table:style-name="ce140" table:formula="of:=+ROUND(([.$H12]/30)*24*5;2)" office:value-type="float" office:value="20038.2" calcext:value-type="float">
            <text:p>20 038,20 €</text:p>
          </table:table-cell>
          <table:table-cell table:style-name="ce144" table:formula="of:=+ROUND([.L12]+[.O12]/5;2)" office:value-type="float" office:value="91764.94" calcext:value-type="float">
            <text:p>91 764,94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6">
          <table:table-cell table:style-name="ce103"/>
          <table:table-cell table:style-name="ce107" office:value-type="string" calcext:value-type="string">
            <text:p>DL nº 124/99 (art. 36º e 44º)</text:p>
          </table:table-cell>
          <table:table-cell table:style-name="ce111" office:value-type="string" calcext:value-type="string">
            <text:p>Estagiário de investigação</text:p>
          </table:table-cell>
          <table:table-cell table:style-name="ce115" office:value-type="string" calcext:value-type="string">
            <text:p>escalão 1, índice 100</text:p>
          </table:table-cell>
          <table:table-cell table:style-name="ce117" office:value-type="string" calcext:value-type="string">
            <text:p>licenciatura</text:p>
          </table:table-cell>
          <table:table-cell table:style-name="ce115" office:value-type="string" calcext:value-type="string">
            <text:p>contratação aprovada pelo CC-IIFA e Reitora</text:p>
          </table:table-cell>
          <table:table-cell table:style-name="ce115" office:value-type="string" calcext:value-type="string">
            <text:p>até máximo 5 anos</text:p>
          </table:table-cell>
          <table:table-cell table:style-name="ce120" office:value-type="float" office:value="1778.35" calcext:value-type="float">
            <text:p>1 778,35 €</text:p>
          </table:table-cell>
          <table:table-cell table:style-name="ce124" office:value-type="float" office:value="5738.019" calcext:value-type="float">
            <text:p>5 738,02 €</text:p>
          </table:table-cell>
          <table:table-cell table:style-name="ce127" table:formula="of:=2*[.H13]" office:value-type="float" office:value="3556.7" calcext:value-type="float">
            <text:p>3 556,70 €</text:p>
          </table:table-cell>
          <table:table-cell table:style-name="ce124" table:formula="of:=132*11" office:value-type="float" office:value="1452" calcext:value-type="float">
            <text:p>1 452,00 €</text:p>
          </table:table-cell>
          <table:table-cell table:style-name="ce130" table:formula="of:=([.H13]*12)+[.I13]+[.J13]+[.K13]" office:value-type="float" office:value="32086.919" calcext:value-type="float">
            <text:p>32 086,92 €</text:p>
          </table:table-cell>
          <table:table-cell table:style-name="ce134" table:formula="of:=+ROUND([.L13]*3;2)" office:value-type="float" office:value="96260.76" calcext:value-type="float">
            <text:p>96 260,76 €</text:p>
          </table:table-cell>
          <table:table-cell table:style-name="ce138" table:formula="of:=+ROUND(([.H13]/30)*24*3;2)" office:value-type="float" office:value="4268.04" calcext:value-type="float">
            <text:p>4 268,04 €</text:p>
          </table:table-cell>
          <table:table-cell table:style-name="ce140" table:formula="of:=+ROUND(([.$H13]/30)*24*5;2)" office:value-type="float" office:value="7113.4" calcext:value-type="float">
            <text:p>7 113,40 €</text:p>
          </table:table-cell>
          <table:table-cell table:style-name="ce144" table:formula="of:=+ROUND([.L13]+[.O13]/5;2)" office:value-type="float" office:value="33509.6" calcext:value-type="float">
            <text:p>33 509,60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6">
          <table:table-cell table:style-name="ce103"/>
          <table:table-cell table:style-name="ce107" office:value-type="string" calcext:value-type="string">
            <text:p>DL nº 124/99 (art. 36º e 44º)</text:p>
          </table:table-cell>
          <table:table-cell table:style-name="ce111" office:value-type="string" calcext:value-type="string">
            <text:p>Estagiário de investigação</text:p>
          </table:table-cell>
          <table:table-cell table:style-name="ce115" office:value-type="string" calcext:value-type="string">
            <text:p>escalão 1, índice 110</text:p>
          </table:table-cell>
          <table:table-cell table:style-name="ce117" office:value-type="string" calcext:value-type="string">
            <text:p>licenciatura</text:p>
          </table:table-cell>
          <table:table-cell table:style-name="ce115" office:value-type="string" calcext:value-type="string">
            <text:p>contratação aprovada pelo CC-IIFA e Reitora</text:p>
          </table:table-cell>
          <table:table-cell table:style-name="ce115" office:value-type="string" calcext:value-type="string">
            <text:p>até máximo 5 anos</text:p>
          </table:table-cell>
          <table:table-cell table:style-name="ce120" office:value-type="float" office:value="1949.8" calcext:value-type="float">
            <text:p>1 949,80 €</text:p>
          </table:table-cell>
          <table:table-cell table:style-name="ce124" office:value-type="float" office:value="6294.25825" calcext:value-type="float">
            <text:p>6 294,26 €</text:p>
          </table:table-cell>
          <table:table-cell table:style-name="ce127" table:formula="of:=2*[.H14]" office:value-type="float" office:value="3899.6" calcext:value-type="float">
            <text:p>3 899,60 €</text:p>
          </table:table-cell>
          <table:table-cell table:style-name="ce124" table:formula="of:=132*11" office:value-type="float" office:value="1452" calcext:value-type="float">
            <text:p>1 452,00 €</text:p>
          </table:table-cell>
          <table:table-cell table:style-name="ce130" table:formula="of:=([.H14]*12)+[.I14]+[.J14]+[.K14]" office:value-type="float" office:value="35043.45825" calcext:value-type="float">
            <text:p>35 043,46 €</text:p>
          </table:table-cell>
          <table:table-cell table:style-name="ce134" table:formula="of:=+ROUND([.L14]*3;2)" office:value-type="float" office:value="105130.37" calcext:value-type="float">
            <text:p>105 130,37 €</text:p>
          </table:table-cell>
          <table:table-cell table:style-name="ce138" table:formula="of:=+ROUND(([.H14]/30)*24*3;2)" office:value-type="float" office:value="4679.52" calcext:value-type="float">
            <text:p>4 679,52 €</text:p>
          </table:table-cell>
          <table:table-cell table:style-name="ce140" table:formula="of:=+ROUND(([.$H14]/30)*24*5;2)" office:value-type="float" office:value="7799.2" calcext:value-type="float">
            <text:p>7 799,20 €</text:p>
          </table:table-cell>
          <table:table-cell table:style-name="ce144" table:formula="of:=+ROUND([.L14]+[.O14]/5;2)" office:value-type="float" office:value="36603.3" calcext:value-type="float">
            <text:p>36 603,30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6">
          <table:table-cell table:style-name="ce103"/>
          <table:table-cell table:style-name="ce107" office:value-type="string" calcext:value-type="string">
            <text:p>DL nº 124/99 (art. 36º e 44º)</text:p>
          </table:table-cell>
          <table:table-cell table:style-name="ce111" office:value-type="string" calcext:value-type="string">
            <text:p>Assistente de investigação - com exclusividade</text:p>
          </table:table-cell>
          <table:table-cell table:style-name="ce115" office:value-type="string" calcext:value-type="string">
            <text:p>escalão 1, índice 140</text:p>
          </table:table-cell>
          <table:table-cell table:style-name="ce117" office:value-type="string" calcext:value-type="string">
            <text:p>mestrado</text:p>
          </table:table-cell>
          <table:table-cell table:style-name="ce115" office:value-type="string" calcext:value-type="string">
            <text:p>contratação aprovada pelo CC-IIFA e Reitora</text:p>
          </table:table-cell>
          <table:table-cell table:style-name="ce115" office:value-type="string" calcext:value-type="string">
            <text:p>até máximo 5 anos</text:p>
          </table:table-cell>
          <table:table-cell table:style-name="ce120" office:value-type="float" office:value="2466.79" calcext:value-type="float">
            <text:p>2 466,79 €</text:p>
          </table:table-cell>
          <table:table-cell table:style-name="ce124" office:value-type="float" office:value="7963.1755" calcext:value-type="float">
            <text:p>7 963,18 €</text:p>
          </table:table-cell>
          <table:table-cell table:style-name="ce127" table:formula="of:=2*[.H15]" office:value-type="float" office:value="4933.58" calcext:value-type="float">
            <text:p>4 933,58 €</text:p>
          </table:table-cell>
          <table:table-cell table:style-name="ce124" table:formula="of:=132*11" office:value-type="float" office:value="1452" calcext:value-type="float">
            <text:p>1 452,00 €</text:p>
          </table:table-cell>
          <table:table-cell table:style-name="ce130" table:formula="of:=([.H15]*12)+[.I15]+[.J15]+[.K15]" office:value-type="float" office:value="43950.2355" calcext:value-type="float">
            <text:p>43 950,24 €</text:p>
          </table:table-cell>
          <table:table-cell table:style-name="ce134" table:formula="of:=+ROUND([.L15]*3;2)" office:value-type="float" office:value="131850.71" calcext:value-type="float">
            <text:p>131 850,71 €</text:p>
          </table:table-cell>
          <table:table-cell table:style-name="ce138" table:formula="of:=+ROUND(([.H15]/30)*24*3;2)" office:value-type="float" office:value="5920.3" calcext:value-type="float">
            <text:p>5 920,30 €</text:p>
          </table:table-cell>
          <table:table-cell table:style-name="ce140" table:formula="of:=+ROUND(([.$H15]/30)*24*5;2)" office:value-type="float" office:value="9867.16" calcext:value-type="float">
            <text:p>9 867,16 €</text:p>
          </table:table-cell>
          <table:table-cell table:style-name="ce144" table:formula="of:=+ROUND([.L15]+[.O15]/5;2)" office:value-type="float" office:value="45923.67" calcext:value-type="float">
            <text:p>45 923,67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6">
          <table:table-cell table:style-name="ce103"/>
          <table:table-cell table:style-name="ce107" office:value-type="string" calcext:value-type="string">
            <text:p>DL nº 124/99 (art. 36º e 44º)</text:p>
          </table:table-cell>
          <table:table-cell table:style-name="ce111" office:value-type="string" calcext:value-type="string">
            <text:p>Assistente de investigação - sem exclusividade</text:p>
          </table:table-cell>
          <table:table-cell table:style-name="ce115" office:value-type="string" calcext:value-type="string">
            <text:p>escalão 1, índice 140</text:p>
          </table:table-cell>
          <table:table-cell table:style-name="ce117" office:value-type="string" calcext:value-type="string">
            <text:p>mestrado</text:p>
          </table:table-cell>
          <table:table-cell table:style-name="ce115" office:value-type="string" calcext:value-type="string">
            <text:p>contratação aprovada pelo CC-IIFA e Reitora</text:p>
          </table:table-cell>
          <table:table-cell table:style-name="ce115" office:value-type="string" calcext:value-type="string">
            <text:p>até máximo 5 anos</text:p>
          </table:table-cell>
          <table:table-cell table:style-name="ce120" office:value-type="float" office:value="1644.53" calcext:value-type="float">
            <text:p>1 644,53 €</text:p>
          </table:table-cell>
          <table:table-cell table:style-name="ce124" office:value-type="float" office:value="5308.79475" calcext:value-type="float">
            <text:p>5 308,79 €</text:p>
          </table:table-cell>
          <table:table-cell table:style-name="ce127" table:formula="of:=2*[.H16]" office:value-type="float" office:value="3289.06" calcext:value-type="float">
            <text:p>3 289,06 €</text:p>
          </table:table-cell>
          <table:table-cell table:style-name="ce124" table:formula="of:=132*11" office:value-type="float" office:value="1452" calcext:value-type="float">
            <text:p>1 452,00 €</text:p>
          </table:table-cell>
          <table:table-cell table:style-name="ce130" table:formula="of:=([.H16]*12)+[.I16]+[.J16]+[.K16]" office:value-type="float" office:value="29784.21475" calcext:value-type="float">
            <text:p>29 784,21 €</text:p>
          </table:table-cell>
          <table:table-cell table:style-name="ce134" table:formula="of:=+ROUND([.L16]*3;2)" office:value-type="float" office:value="89352.64" calcext:value-type="float">
            <text:p>89 352,64 €</text:p>
          </table:table-cell>
          <table:table-cell table:style-name="ce138" table:formula="of:=+ROUND(([.H16]/30)*24*3;2)" office:value-type="float" office:value="3946.87" calcext:value-type="float">
            <text:p>3 946,87 €</text:p>
          </table:table-cell>
          <table:table-cell table:style-name="ce140" table:formula="of:=+ROUND(([.$H16]/30)*24*5;2)" office:value-type="float" office:value="6578.12" calcext:value-type="float">
            <text:p>6 578,12 €</text:p>
          </table:table-cell>
          <table:table-cell table:style-name="ce144" table:formula="of:=+ROUND([.L16]+[.O16]/5;2)" office:value-type="float" office:value="31099.84" calcext:value-type="float">
            <text:p>31 099,84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16">
          <table:table-cell table:style-name="ce103"/>
          <table:table-cell table:style-name="ce107" office:value-type="string" calcext:value-type="string">
            <text:p>DL nº 124/99 (art. 36º e 44º)</text:p>
          </table:table-cell>
          <table:table-cell table:style-name="ce111" office:value-type="string" calcext:value-type="string">
            <text:p>Assistente de investigação a 80%</text:p>
          </table:table-cell>
          <table:table-cell table:style-name="ce115" office:value-type="string" calcext:value-type="string">
            <text:p>escalão 1, índice 140</text:p>
          </table:table-cell>
          <table:table-cell table:style-name="ce117" office:value-type="string" calcext:value-type="string">
            <text:p>mestrado</text:p>
          </table:table-cell>
          <table:table-cell table:style-name="ce115" office:value-type="string" calcext:value-type="string">
            <text:p>contratação aprovada pelo CC-IIFA e Reitora</text:p>
          </table:table-cell>
          <table:table-cell table:style-name="ce115" office:value-type="string" calcext:value-type="string">
            <text:p>até máximo 5 anos</text:p>
          </table:table-cell>
          <table:table-cell table:style-name="ce120" office:value-type="float" office:value="1315.62" calcext:value-type="float">
            <text:p>1 315,62 €</text:p>
          </table:table-cell>
          <table:table-cell table:style-name="ce124" office:value-type="float" office:value="4247.0225" calcext:value-type="float">
            <text:p>4 247,02 €</text:p>
          </table:table-cell>
          <table:table-cell table:style-name="ce127" table:formula="of:=2*[.H17]" office:value-type="float" office:value="2631.24" calcext:value-type="float">
            <text:p>2 631,24 €</text:p>
          </table:table-cell>
          <table:table-cell table:style-name="ce124" table:formula="of:=132*11" office:value-type="float" office:value="1452" calcext:value-type="float">
            <text:p>1 452,00 €</text:p>
          </table:table-cell>
          <table:table-cell table:style-name="ce130" table:formula="of:=([.H17]*12)+[.I17]+[.J17]+[.K17]" office:value-type="float" office:value="24117.7025" calcext:value-type="float">
            <text:p>24 117,70 €</text:p>
          </table:table-cell>
          <table:table-cell table:style-name="ce134" table:formula="of:=+ROUND([.L17]*3;2)" office:value-type="float" office:value="72353.11" calcext:value-type="float">
            <text:p>72 353,11 €</text:p>
          </table:table-cell>
          <table:table-cell table:style-name="ce138" table:formula="of:=+ROUND(([.H17]/30)*24*3;2)" office:value-type="float" office:value="3157.49" calcext:value-type="float">
            <text:p>3 157,49 €</text:p>
          </table:table-cell>
          <table:table-cell table:style-name="ce140" table:formula="of:=+ROUND(([.$H17]/30)*24*5;2)" office:value-type="float" office:value="5262.48" calcext:value-type="float">
            <text:p>5 262,48 €</text:p>
          </table:table-cell>
          <table:table-cell table:style-name="ce144" table:formula="of:=+ROUND([.L17]+[.O17]/5;2)" office:value-type="float" office:value="25170.2" calcext:value-type="float">
            <text:p>25 170,20 €</text:p>
          </table:table-cell>
          <table:table-cell table:style-name="ce145"/>
          <table:table-cell table:style-name="ce103" table:number-columns-repeated="19"/>
          <table:table-cell table:number-columns-repeated="16348"/>
        </table:table-row>
        <table:table-row table:style-name="ro4" table:number-rows-repeated="2">
          <table:table-cell table:style-name="ce103" table:number-columns-repeated="36"/>
          <table:table-cell table:number-columns-repeated="16348"/>
        </table:table-row>
        <table:table-row table:style-name="ro4">
          <table:table-cell table:style-name="ce103" table:number-columns-repeated="11"/>
          <table:table-cell table:style-name="ce133"/>
          <table:table-cell table:style-name="ce103" table:number-columns-repeated="24"/>
          <table:table-cell table:number-columns-repeated="16348"/>
        </table:table-row>
        <table:table-row table:style-name="ro6" table:number-rows-repeated="10">
          <table:table-cell table:style-name="ce103" table:number-columns-repeated="36"/>
          <table:table-cell table:number-columns-repeated="16348"/>
        </table:table-row>
        <table:table-row table:style-name="ro6">
          <table:table-cell table:style-name="ce103" table:number-columns-repeated="7"/>
          <table:table-cell table:style-name="ce123" office:value-type="float" office:value="2394.94" calcext:value-type="float">
            <text:p>2 394,94</text:p>
          </table:table-cell>
          <table:table-cell table:style-name="ce103" office:value-type="float" office:value="140" calcext:value-type="float">
            <text:p>140</text:p>
          </table:table-cell>
          <table:table-cell table:style-name="ce103" table:number-columns-repeated="27"/>
          <table:table-cell table:number-columns-repeated="16348"/>
        </table:table-row>
        <table:table-row table:style-name="ro6">
          <table:table-cell table:style-name="ce103" table:number-columns-repeated="7"/>
          <table:table-cell table:style-name="ce103" table:formula="of:=+[.H31]*[.I32]/[.I31]" office:value-type="float" office:value="1710.67142857143" calcext:value-type="float">
            <text:p>1710,67142857143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table:number-columns-repeated="27"/>
          <table:table-cell table:number-columns-repeated="16348"/>
        </table:table-row>
        <table:table-row table:style-name="ro6" table:number-rows-repeated="61">
          <table:table-cell table:style-name="ce103" table:number-columns-repeated="36"/>
          <table:table-cell table:number-columns-repeated="16348"/>
        </table:table-row>
        <table:table-row table:style-name="ro6" table:number-rows-repeated="139">
          <table:table-cell table:style-name="ce103"/>
          <table:table-cell table:style-name="ce110" table:number-columns-repeated="13"/>
          <table:table-cell table:style-name="ce103" table:number-columns-repeated="22"/>
          <table:table-cell table:number-columns-repeated="16348"/>
        </table:table-row>
        <table:table-row table:style-name="ro6" table:number-rows-repeated="768">
          <table:table-cell table:style-name="ce4" table:number-columns-repeated="36"/>
          <table:table-cell table:number-columns-repeated="16348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expression table:name="Aquisição__ano" table:base-cell-address="$'1. Orçamento OCS - ETIs'.$A$1" table:expression="#REF!"/>
        </table:named-expressions>
      </table:table>
      <table:table table:name="4. RH - Bolsas" table:style-name="ta4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0" table:number-columns-repeated="12" table:default-cell-style-name="Default"/>
        <table:table-column table:style-name="co10" table:number-columns-repeated="16358" table:default-cell-style-name="Default"/>
        <table:table-row table:style-name="ro13">
          <table:table-cell table:style-name="ce103"/>
          <table:table-cell table:style-name="ce146" office:value-type="string" calcext:value-type="string" table:number-columns-spanned="7" table:number-rows-spanned="1">
            <text:p>Bolsas de Formação Avançada</text:p>
          </table:table-cell>
          <table:covered-table-cell table:number-columns-repeated="5" table:style-name="ce149"/>
          <table:covered-table-cell table:style-name="ce155"/>
          <table:table-cell table:style-name="ce156"/>
          <table:table-cell table:style-name="ce103"/>
          <table:table-cell table:style-name="ce158" table:number-columns-spanned="4" table:number-rows-spanned="3"/>
          <table:covered-table-cell table:number-columns-repeated="3" table:style-name="ce159"/>
          <table:table-cell table:style-name="ce103" table:number-columns-repeated="12"/>
          <table:table-cell table:number-columns-repeated="16358"/>
        </table:table-row>
        <table:table-row table:style-name="ro16">
          <table:table-cell table:style-name="ce103"/>
          <table:table-cell table:style-name="ce147" office:value-type="string" calcext:value-type="string">
            <text:p>Tipo de Bolsa</text:p>
          </table:table-cell>
          <table:table-cell table:style-name="ce147" office:value-type="string" calcext:value-type="string">
            <text:p>Hab. </text:p>
          </table:table-cell>
          <table:table-cell table:style-name="ce151" office:value-type="string" calcext:value-type="string">
            <text:p>Duração</text:p>
          </table:table-cell>
          <table:table-cell table:style-name="ce151" office:value-type="string" calcext:value-type="string">
            <text:p>Bolsa mensal</text:p>
          </table:table-cell>
          <table:table-cell table:style-name="ce151" office:value-type="string" calcext:value-type="string">
            <text:p>Encargo SSV + Seguro (Mensal)</text:p>
          </table:table-cell>
          <table:table-cell table:style-name="ce151" office:value-type="string" calcext:value-type="string">
            <text:p>Valor Anual</text:p>
          </table:table-cell>
          <table:table-cell table:style-name="ce151" office:value-type="string" calcext:value-type="string">
            <text:p>Valor 3 anos</text:p>
          </table:table-cell>
          <table:table-cell table:style-name="ce103"/>
          <table:table-cell table:style-name="ce157"/>
          <table:covered-table-cell table:style-name="ce13"/>
          <table:covered-table-cell table:number-columns-repeated="2" table:style-name="ce160"/>
          <table:covered-table-cell table:style-name="ce13"/>
          <table:table-cell table:style-name="ce103" table:number-columns-repeated="12"/>
          <table:table-cell table:number-columns-repeated="16358"/>
        </table:table-row>
        <table:table-row table:style-name="ro14">
          <table:table-cell table:style-name="ce103"/>
          <table:table-cell table:style-name="ce148" office:value-type="string" calcext:value-type="string">
            <text:p>Atividades de I&amp;D a realizar por doutorados (BIPD)</text:p>
          </table:table-cell>
          <table:table-cell table:style-name="ce150" office:value-type="string" calcext:value-type="string">
            <text:p>PhD</text:p>
          </table:table-cell>
          <table:table-cell table:style-name="ce152" office:value-type="string" calcext:value-type="string">
            <text:p>3 meses até 3 anos</text:p>
          </table:table-cell>
          <table:table-cell table:style-name="ce153" office:value-type="float" office:value="1801" calcext:value-type="float">
            <text:p>1 801,00 €</text:p>
          </table:table-cell>
          <table:table-cell table:style-name="ce153" office:value-type="float" office:value="145" calcext:value-type="float">
            <text:p>145,00 €</text:p>
          </table:table-cell>
          <table:table-cell table:style-name="ce154" table:formula="of:=([.E3]+[.F3])*12" office:value-type="float" office:value="23352" calcext:value-type="float">
            <text:p>23 352,00 €</text:p>
          </table:table-cell>
          <table:table-cell table:style-name="ce154" table:formula="of:=([.G3]*3)" office:value-type="float" office:value="70056" calcext:value-type="float">
            <text:p>70 056,00 €</text:p>
          </table:table-cell>
          <table:table-cell table:style-name="ce103" table:number-columns-repeated="2"/>
          <table:covered-table-cell table:number-columns-repeated="4" table:style-name="ce13"/>
          <table:table-cell table:style-name="ce103" table:number-columns-repeated="12"/>
          <table:table-cell table:number-columns-repeated="16358"/>
        </table:table-row>
        <table:table-row table:style-name="ro17">
          <table:table-cell table:style-name="ce103"/>
          <table:table-cell table:style-name="ce148" office:value-type="string" calcext:value-type="string">
            <text:p>Atividades de I&amp;D a realizar por estudantes de doutoramento ou por licenciados e mestres inscritos em cursos não conferentes de grau académico (BI)</text:p>
          </table:table-cell>
          <table:table-cell table:style-name="ce150" office:value-type="string" calcext:value-type="string">
            <text:p>Mestre</text:p>
          </table:table-cell>
          <table:table-cell table:style-name="ce152" office:value-type="string" calcext:value-type="string">
            <text:p>cf. Artigo 6.º do regulamento n.º 950/2019 </text:p>
          </table:table-cell>
          <table:table-cell table:style-name="ce153" office:value-type="float" office:value="1259.64" calcext:value-type="float">
            <text:p>1 259,64 €</text:p>
          </table:table-cell>
          <table:table-cell table:style-name="ce153" office:value-type="float" office:value="145" calcext:value-type="float">
            <text:p>145,00 €</text:p>
          </table:table-cell>
          <table:table-cell table:style-name="ce154" table:formula="of:=([.E4]+[.F4])*12" office:value-type="float" office:value="16855.68" calcext:value-type="float">
            <text:p>16 855,68 €</text:p>
          </table:table-cell>
          <table:table-cell table:style-name="ce154" table:formula="of:=([.G4]*3)" office:value-type="float" office:value="50567.04" calcext:value-type="float">
            <text:p>50 567,04 €</text:p>
          </table:table-cell>
          <table:table-cell table:style-name="ce103" table:number-columns-repeated="18"/>
          <table:table-cell table:number-columns-repeated="16358"/>
        </table:table-row>
        <table:table-row table:style-name="ro18">
          <table:table-cell table:style-name="ce103"/>
          <table:table-cell table:style-name="ce148" office:value-type="string" calcext:value-type="string">
            <text:p>Atividades de I&amp;D a realizar por estudantes de mestrado, mestrado integrado ou por licenciados e mestres inscritos em cursos não conferentes de grau académico (BI)</text:p>
          </table:table-cell>
          <table:table-cell table:style-name="ce150" office:value-type="string" calcext:value-type="string">
            <text:p>Lic</text:p>
          </table:table-cell>
          <table:table-cell table:style-name="ce152" office:value-type="string" calcext:value-type="string">
            <text:p>cf. Artigo 6.º do regulamento n.º 950/2019 </text:p>
          </table:table-cell>
          <table:table-cell table:style-name="ce153" office:value-type="float" office:value="990.98" calcext:value-type="float">
            <text:p>990,98 €</text:p>
          </table:table-cell>
          <table:table-cell table:style-name="ce153" office:value-type="float" office:value="145" calcext:value-type="float">
            <text:p>145,00 €</text:p>
          </table:table-cell>
          <table:table-cell table:style-name="ce154" table:formula="of:=([.E5]+[.F5])*12" office:value-type="float" office:value="13631.76" calcext:value-type="float">
            <text:p>13 631,76 €</text:p>
          </table:table-cell>
          <table:table-cell table:style-name="ce154" table:formula="of:=([.G5]*3)" office:value-type="float" office:value="40895.28" calcext:value-type="float">
            <text:p>40 895,28 €</text:p>
          </table:table-cell>
          <table:table-cell table:style-name="ce145" table:number-columns-repeated="2"/>
          <table:table-cell table:style-name="ce103" table:number-columns-repeated="16"/>
          <table:table-cell table:number-columns-repeated="16358"/>
        </table:table-row>
        <table:table-row table:style-name="ro19">
          <table:table-cell table:style-name="ce103"/>
          <table:table-cell table:style-name="ce148" office:value-type="string" calcext:value-type="string">
            <text:p>Atividades de iniciação a I&amp;D (BII)</text:p>
          </table:table-cell>
          <table:table-cell table:style-name="ce150" office:value-type="string" calcext:value-type="string">
            <text:p>aluno inscrito em lic</text:p>
          </table:table-cell>
          <table:table-cell table:style-name="ce152" office:value-type="string" calcext:value-type="string">
            <text:p>3 meses até 1 anos</text:p>
          </table:table-cell>
          <table:table-cell table:style-name="ce153" office:value-type="float" office:value="601.12" calcext:value-type="float">
            <text:p>601,12 €</text:p>
          </table:table-cell>
          <table:table-cell table:style-name="ce153" office:value-type="float" office:value="145" calcext:value-type="float">
            <text:p>145,00 €</text:p>
          </table:table-cell>
          <table:table-cell table:style-name="ce154" table:formula="of:=([.E6]+[.F6])*12" office:value-type="float" office:value="8953.44" calcext:value-type="float">
            <text:p>8 953,44 €</text:p>
          </table:table-cell>
          <table:table-cell table:style-name="ce154" table:formula="of:=([.G6]*3)" office:value-type="float" office:value="26860.32" calcext:value-type="float">
            <text:p>26 860,32 €</text:p>
          </table:table-cell>
          <table:table-cell table:style-name="ce103" table:number-columns-repeated="18"/>
          <table:table-cell table:number-columns-repeated="16358"/>
        </table:table-row>
        <table:table-row table:style-name="ro4">
          <table:table-cell table:style-name="ce103" table:number-columns-repeated="26"/>
          <table:table-cell table:number-columns-repeated="16358"/>
        </table:table-row>
        <table:table-row table:style-name="ro4" table:number-rows-repeated="5">
          <table:table-cell table:style-name="ce103" table:number-columns-repeated="26"/>
          <table:table-cell table:number-columns-repeated="16358"/>
        </table:table-row>
        <table:table-row table:style-name="ro16" table:number-rows-repeated="5">
          <table:table-cell table:style-name="ce103" table:number-columns-repeated="26"/>
          <table:table-cell table:number-columns-repeated="16358"/>
        </table:table-row>
        <table:table-row table:style-name="ro4" table:number-rows-repeated="3">
          <table:table-cell table:style-name="ce103" table:number-columns-repeated="26"/>
          <table:table-cell table:number-columns-repeated="16358"/>
        </table:table-row>
        <table:table-row table:style-name="ro6" table:number-rows-repeated="63">
          <table:table-cell table:style-name="ce103" table:number-columns-repeated="26"/>
          <table:table-cell table:number-columns-repeated="16358"/>
        </table:table-row>
        <table:table-row table:style-name="ro6" table:number-rows-repeated="137">
          <table:table-cell table:style-name="ce103"/>
          <table:table-cell table:style-name="ce110" table:number-columns-repeated="13"/>
          <table:table-cell table:style-name="ce103" table:number-columns-repeated="12"/>
          <table:table-cell table:number-columns-repeated="16358"/>
        </table:table-row>
        <table:table-row table:style-name="ro6" table:number-rows-repeated="780">
          <table:table-cell table:style-name="ce4" table:number-columns-repeated="26"/>
          <table:table-cell table:number-columns-repeated="16358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expression table:name="Aquisição__ano" table:base-cell-address="$'1. Orçamento OCS - ETIs'.$A$1" table:expression="#REF!"/>
        </table:named-expressions>
      </table:table>
      <table:table table:name="Folha1" table:style-name="ta5">
        <table:table-column table:style-name="co38" table:number-columns-repeated="26" table:default-cell-style-name="Default"/>
        <table:table-column table:style-name="co10" table:number-columns-repeated="16358" table:default-cell-style-name="Default"/>
        <table:table-row table:style-name="ro8">
          <table:table-cell table:number-columns-repeated="2"/>
          <table:table-cell table:style-name="ce4" office:value-type="float" office:value="2020" calcext:value-type="float">
            <text:p>2020</text:p>
          </table:table-cell>
          <table:table-cell table:number-columns-repeated="16381"/>
        </table:table-row>
        <table:table-row table:style-name="ro16">
          <table:table-cell table:number-columns-repeated="2"/>
          <table:table-cell table:style-name="ce4" office:value-type="float" office:value="2021" calcext:value-type="float">
            <text:p>2021</text:p>
          </table:table-cell>
          <table:table-cell table:number-columns-repeated="16381"/>
        </table:table-row>
        <table:table-row table:style-name="ro14">
          <table:table-cell table:number-columns-repeated="2"/>
          <table:table-cell table:style-name="ce4" office:value-type="float" office:value="2022" calcext:value-type="float">
            <text:p>2022</text:p>
          </table:table-cell>
          <table:table-cell table:number-columns-repeated="16381"/>
        </table:table-row>
        <table:table-row table:style-name="ro17">
          <table:table-cell table:number-columns-repeated="2"/>
          <table:table-cell table:style-name="ce4" office:value-type="float" office:value="2023" calcext:value-type="float">
            <text:p>2023</text:p>
          </table:table-cell>
          <table:table-cell table:number-columns-repeated="16381"/>
        </table:table-row>
        <table:table-row table:style-name="ro5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Table_14" table:target-range-address="'1. Orçamento OCS - ETIs'.L2:'1. Orçamento OCS - ETIs'.N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Calibri1" svg:font-family="Calibri" style:font-family-generic="swiss"/>
    <style:font-face style:name="Calibri2" svg:font-family="Calibri" style:font-pitch="variable"/>
    <style:font-face style:name="Cambria" svg:font-family="Cambria"/>
    <style:font-face style:name="Century Gothic" svg:font-family="'Century Gothic'"/>
    <style:font-face style:name="Century Gothic1" svg:font-family="'Century Gothic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0P0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1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2P2" style:volatile="true">
      <number:text loext:blank-width-char="-"> </number:text>
      <number:fill-character> </number:fill-character>
      <number:text loext:blank-width-char="-3">- €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0">
      <number:text loext:blank-width-char="-"> </number:text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decimal-places="2" number:min-integer-digits="1" number:grouping="true"/>
      <number:text> €</number:text>
    </number:number-style>
    <number:number-style style:name="N152">
      <number:number number:decimal-places="1" number:min-decimal-places="1" number:min-integer-digits="1" number:grouping="true"/>
      <number:text> €</number:text>
    </number:number-style>
    <number:number-style style:name="N153">
      <number:number number:decimal-places="2" number:min-decimal-places="2" number:min-integer-digits="1" number:grouping="true"/>
      <number:text loext:blank-width-char="€1">   </number:text>
    </number:number-style>
    <number:number-style style:name="N154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in" fo:margin-bottom="0in" fo:margin-left="0.7083in" fo:margin-right="0.7083in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1.5354in" fo:margin-left="0in" fo:margin-right="0in" fo:margin-bottom="1.3689in"/>
      </style:header-style>
      <style:footer-style>
        <style:header-footer-properties fo:min-height="0.748in" fo:margin-left="0in" fo:margin-right="0in" fo:margin-top="0.5811in"/>
      </style:footer-style>
    </style:page-layout>
    <style:page-layout style:name="Mpm5">
      <style:page-layout-properties fo:page-width="11.6929in" fo:page-height="8.2681in" style:num-format="1" style:print-orientation="landscape" fo:margin-top="0.3937in" fo:margin-bottom="0.3937in" fo:margin-left="0in" fo:margin-right="0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._20_Orçamento_20_OCS_20_-_20_ETIs" style:display-name="PageStyle_1. Orçamento OCS - ET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._20_RH_20_-_20_Bolsas" style:display-name="PageStyle_4. RH - Bolsas" style:page-layout-name="Mpm4">
      <style:header>
        <text:p><text:span text:style-name="MT1">Valores indicativos a considerar para efeitos de contratação AVISO ALT20-59-2019-24 Recursos Humanos Altamente Qualificados</text:span></text:p>
      </style:header>
      <style:header-left style:display="false"/>
      <style:header-first style:display="false"/>
      <style:footer>
        <style:region-right>
          <text:p><text:span text:style-name="MT1"><text:date style:data-style-name="N2" text:date-value="2024-02-28">00-00-0000</text:date></text:span></text:p>
        </style:region-right>
      </style:footer>
      <style:footer-left style:display="false"/>
      <style:footer-first style:display="false"/>
    </style:master-page>
    <style:master-page style:name="PageStyle_5f_2.Orçamento_20_Custos_20_Reais" style:display-name="PageStyle_2.Orçamento Custos Reai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._20_RH_20_-_20_Contratos_20_de_20_Trabalho" style:display-name="PageStyle_3. RH - Contratos de Trabalho" style:page-layout-name="Mpm4">
      <style:header>
        <text:p><text:span text:style-name="MT1">Valores indicativos a considerar para efeitos de contratação AVISO ALT20-59-2019-24 Recursos Humanos Altamente Qualificados</text:span></text:p>
      </style:header>
      <style:header-left style:display="false"/>
      <style:header-first style:display="false"/>
      <style:footer>
        <style:region-right>
          <text:p><text:span text:style-name="MT1"><text:date style:data-style-name="N2" text:date-value="2024-02-28">00-00-0000</text:date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C</meta:initial-creator>
    <dc:creator>Francisco Coelho</dc:creator>
    <meta:creation-date>2016-09-27T15:24:38</meta:creation-date>
    <dc:date>2024-02-28T13:50:44.880616339</dc:date>
    <meta:generator>LibreOffice/24.2.0.3$Linux_X86_64 LibreOffice_project/420$Build-3</meta:generator>
    <meta:editing-duration>PT19H34M52S</meta:editing-duration>
    <meta:editing-cycles>1</meta:editing-cycles>
    <meta:document-statistic meta:table-count="5" meta:cell-count="453" meta:object-count="1"/>
    <meta:user-defined meta:name="AppVersion">16.0300</meta:user-defined>
  </office:meta>
</office:document-meta>
</file>